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Light3" svg:font-family="'DejaVu Sans Light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Alphabet" style:family="table">
      <style:table-properties style:width="11.402cm" table:align="margins"/>
    </style:style>
    <style:style style:name="Alphabet.A" style:family="table-column">
      <style:table-column-properties style:column-width="5.701cm" style:rel-column-width="32767*"/>
    </style:style>
    <style:style style:name="Alphabet.B" style:family="table-column">
      <style:table-column-properties style:column-width="5.701cm" style:rel-column-width="32768*"/>
    </style:style>
    <style:style style:name="Alphabet.A1" style:family="table-cell">
      <style:table-cell-properties style:vertical-align="middle"/>
    </style:style>
    <style:style style:name="Table2" style:family="table">
      <style:table-properties style:width="2.344cm" fo:break-before="auto" fo:break-after="auto" table:align="center" fo:keep-with-next="auto" style:may-break-between-rows="true" table:border-model="collapsing"/>
    </style:style>
    <style:style style:name="Table2.A" style:family="table-column">
      <style:table-column-properties style:column-width="1.471cm"/>
    </style:style>
    <style:style style:name="Table2.B" style:family="table-column">
      <style:table-column-properties style:column-width="0.8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2.12cm" table:align="center"/>
    </style:style>
    <style:style style:name="Table4.A" style:family="table-column">
      <style:table-column-properties style:column-width="1.247cm"/>
    </style:style>
    <style:style style:name="Table4.B" style:family="table-column">
      <style:table-column-properties style:column-width="0.87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44cm" fo:margin-left="1.055cm" table:align="left"/>
    </style:style>
    <style:style style:name="Table3.A" style:family="table-column">
      <style:table-column-properties style:column-width="2.499cm"/>
    </style:style>
    <style:style style:name="Table3.B" style:family="table-column">
      <style:table-column-properties style:column-width="0.94cm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" style:family="table">
      <style:table-properties style:width="10.291cm" table:align="center"/>
    </style:style>
    <style:style style:name="Pronouns.A" style:family="table-column">
      <style:table-column-properties style:column-width="2.365cm"/>
    </style:style>
    <style:style style:name="Pronouns.B" style:family="table-column">
      <style:table-column-properties style:column-width="2.06cm"/>
    </style:style>
    <style:style style:name="Pronouns.C" style:family="table-column">
      <style:table-column-properties style:column-width="3.898cm"/>
    </style:style>
    <style:style style:name="Pronouns.D" style:family="table-column">
      <style:table-column-properties style:column-width="1.967cm"/>
    </style:style>
    <style:style style:name="Pronoun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Pronouns.D1" style:family="table-cell">
      <style:table-cell-properties style:vertical-align="middle" fo:padding="0.097cm" fo:border="0.05pt solid #000000"/>
    </style:style>
    <style:style style:name="Pronoun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" style:family="table">
      <style:table-properties style:width="10.599cm" table:align="center"/>
    </style:style>
    <style:style style:name="PronounSuffixes.A" style:family="table-column">
      <style:table-column-properties style:column-width="3.868cm"/>
    </style:style>
    <style:style style:name="PronounSuffixes.B" style:family="table-column">
      <style:table-column-properties style:column-width="2.058cm"/>
    </style:style>
    <style:style style:name="PronounSuffixes.C" style:family="table-column">
      <style:table-column-properties style:column-width="4.673cm"/>
    </style:style>
    <style:style style:name="Pronoun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PronounSuffixes.C1" style:family="table-cell">
      <style:table-cell-properties fo:padding="0.097cm" fo:border="0.05pt solid #000000"/>
    </style:style>
    <style:style style:name="PronounSuffix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nounSuffixes.B2" style:family="table-cell">
      <style:table-cell-properties fo:padding="0.097cm" fo:border-left="0.05pt solid #000000" fo:border-right="none" fo:border-top="none" fo:border-bottom="0.05pt solid #000000"/>
    </style:style>
    <style:style style:name="PronounSuffix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ronounSuffixes.B3" style:family="table-cell">
      <style:table-cell-properties fo:padding="0.097cm" fo:border-left="0.05pt solid #000000" fo:border-right="none" fo:border-top="none" fo:border-bottom="0.05pt solid #000000"/>
    </style:style>
    <style:style style:name="Copulas" style:family="table">
      <style:table-properties style:width="6.971cm" table:align="center"/>
    </style:style>
    <style:style style:name="Copulas.A" style:family="table-column">
      <style:table-column-properties style:column-width="1.838cm"/>
    </style:style>
    <style:style style:name="Copulas.B" style:family="table-column">
      <style:table-column-properties style:column-width="2.06cm"/>
    </style:style>
    <style:style style:name="Copulas.C" style:family="table-column">
      <style:table-column-properties style:column-width="3.073cm"/>
    </style:style>
    <style:style style:name="Copulas.A1" style:family="table-cell">
      <style:table-cell-properties fo:padding="0.097cm" fo:border-left="0.05pt solid #000000" fo:border-right="none" fo:border-top="0.05pt solid #000000" fo:border-bottom="0.05pt solid #000000"/>
    </style:style>
    <style:style style:name="Copulas.C1" style:family="table-cell">
      <style:table-cell-properties fo:padding="0.097cm" fo:border="0.05pt solid #000000"/>
    </style:style>
    <style:style style:name="Copulas.A2" style:family="table-cell">
      <style:table-cell-properties fo:padding="0.097cm" fo:border-left="0.05pt solid #000000" fo:border-right="none" fo:border-top="none" fo:border-bottom="0.05pt solid #000000"/>
    </style:style>
    <style:style style:name="Copula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0.329cm" table:align="center"/>
    </style:style>
    <style:style style:name="Table1.A" style:family="table-column">
      <style:table-column-properties style:column-width="3.866cm"/>
    </style:style>
    <style:style style:name="Table1.B" style:family="table-column">
      <style:table-column-properties style:column-width="2.06cm"/>
    </style:style>
    <style:style style:name="Table1.C" style:family="table-column">
      <style:table-column-properties style:column-width="4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enseMarker" style:family="table">
      <style:table-properties style:width="8.209cm" table:align="center"/>
    </style:style>
    <style:style style:name="TenseMarker.A" style:family="table-column">
      <style:table-column-properties style:column-width="1.75cm"/>
    </style:style>
    <style:style style:name="TenseMarker.B" style:family="table-column">
      <style:table-column-properties style:column-width="2.06cm"/>
    </style:style>
    <style:style style:name="TenseMarker.C" style:family="table-column">
      <style:table-column-properties style:column-width="4.399cm"/>
    </style:style>
    <style:style style:name="TenseMarker.A1" style:family="table-cell">
      <style:table-cell-properties fo:padding="0.097cm" fo:border-left="0.05pt solid #000000" fo:border-right="none" fo:border-top="0.05pt solid #000000" fo:border-bottom="0.05pt solid #000000"/>
    </style:style>
    <style:style style:name="TenseMarker.C1" style:family="table-cell">
      <style:table-cell-properties fo:padding="0.097cm" fo:border="0.05pt solid #000000"/>
    </style:style>
    <style:style style:name="TenseMarker.A2" style:family="table-cell">
      <style:table-cell-properties fo:padding="0.097cm" fo:border-left="0.05pt solid #000000" fo:border-right="none" fo:border-top="none" fo:border-bottom="0.05pt solid #000000"/>
    </style:style>
    <style:style style:name="TenseMarker.C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s" style:family="table">
      <style:table-properties style:width="8.44cm" table:align="center"/>
    </style:style>
    <style:style style:name="Articles.A" style:family="table-column">
      <style:table-column-properties style:column-width="3.418cm"/>
    </style:style>
    <style:style style:name="Articles.B" style:family="table-column">
      <style:table-column-properties style:column-width="2.058cm"/>
    </style:style>
    <style:style style:name="Articles.C" style:family="table-column">
      <style:table-column-properties style:column-width="2.963cm"/>
    </style:style>
    <style:style style:name="Articl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.C1" style:family="table-cell">
      <style:table-cell-properties fo:padding="0.097cm" fo:border="0.05pt solid #000000"/>
    </style:style>
    <style:style style:name="Articl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rticles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rticlesSuffixes" style:family="table">
      <style:table-properties style:width="9.76cm" table:align="center"/>
    </style:style>
    <style:style style:name="ArticlesSuffixes.A" style:family="table-column">
      <style:table-column-properties style:column-width="3.403cm"/>
    </style:style>
    <style:style style:name="ArticlesSuffixes.B" style:family="table-column">
      <style:table-column-properties style:column-width="2.06cm"/>
    </style:style>
    <style:style style:name="ArticlesSuffixes.C" style:family="table-column">
      <style:table-column-properties style:column-width="4.297cm"/>
    </style:style>
    <style:style style:name="Articles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ArticlesSuffixes.C1" style:family="table-cell">
      <style:table-cell-properties fo:padding="0.097cm" fo:border="0.05pt solid #000000"/>
    </style:style>
    <style:style style:name="ArticlesSuffixes.A2" style:family="table-cell">
      <style:table-cell-properties fo:padding="0.097cm" fo:border-left="0.05pt solid #000000" fo:border-right="none" fo:border-top="none" fo:border-bottom="0.05pt solid #000000"/>
    </style:style>
    <style:style style:name="ArticlesSuffixes.C2" style:family="table-cell">
      <style:table-cell-properties fo:padding="0.097cm" fo:border-left="0.05pt solid #000000" fo:border-right="0.05pt solid #000000" fo:border-top="none" fo:border-bottom="0.05pt solid #000000"/>
    </style:style>
    <style:style style:name="Question" style:family="table">
      <style:table-properties style:width="7.99cm" table:align="center"/>
    </style:style>
    <style:style style:name="Question.A" style:family="table-column">
      <style:table-column-properties style:column-width="2.431cm"/>
    </style:style>
    <style:style style:name="Question.B" style:family="table-column">
      <style:table-column-properties style:column-width="2.06cm"/>
    </style:style>
    <style:style style:name="Question.C" style:family="table-column">
      <style:table-column-properties style:column-width="3.5cm"/>
    </style:style>
    <style:style style:name="Question.A1" style:family="table-cell">
      <style:table-cell-properties fo:padding="0.097cm" fo:border-left="0.05pt solid #000000" fo:border-right="none" fo:border-top="0.05pt solid #000000" fo:border-bottom="0.05pt solid #000000"/>
    </style:style>
    <style:style style:name="Question.C1" style:family="table-cell">
      <style:table-cell-properties fo:padding="0.097cm" fo:border="0.05pt solid #000000"/>
    </style:style>
    <style:style style:name="Question.A2" style:family="table-cell">
      <style:table-cell-properties fo:padding="0.097cm" fo:border-left="0.05pt solid #000000" fo:border-right="none" fo:border-top="none" fo:border-bottom="0.05pt solid #000000"/>
    </style:style>
    <style:style style:name="Question.C2" style:family="table-cell">
      <style:table-cell-properties fo:padding="0.097cm" fo:border-left="0.05pt solid #000000" fo:border-right="0.05pt solid #000000" fo:border-top="none" fo:border-bottom="0.05pt solid #000000"/>
    </style:style>
    <style:style style:name="SpacialTravel" style:family="table">
      <style:table-properties style:width="11.402cm" table:align="margins"/>
    </style:style>
    <style:style style:name="SpacialTravel.A" style:family="table-column">
      <style:table-column-properties style:column-width="3.799cm" style:rel-column-width="21838*"/>
    </style:style>
    <style:style style:name="SpacialTravel.B" style:family="table-column">
      <style:table-column-properties style:column-width="3.801cm" style:rel-column-width="21848*"/>
    </style:style>
    <style:style style:name="SpacialTravel.C" style:family="table-column">
      <style:table-column-properties style:column-width="3.801cm" style:rel-column-width="21849*"/>
    </style:style>
    <style:style style:name="SpacialTravel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SpacialTravel.C1" style:family="table-cell">
      <style:table-cell-properties style:vertical-align="middle" fo:padding="0.097cm" fo:border="0.05pt solid #000000"/>
    </style:style>
    <style:style style:name="SpacialTravel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SpacialTravel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SpacialPosition" style:family="table">
      <style:table-properties style:width="11.402cm" table:align="margins"/>
    </style:style>
    <style:style style:name="SpacialPosition.A" style:family="table-column">
      <style:table-column-properties style:column-width="3.799cm" style:rel-column-width="21838*"/>
    </style:style>
    <style:style style:name="SpacialPosition.B" style:family="table-column">
      <style:table-column-properties style:column-width="3.801cm" style:rel-column-width="21848*"/>
    </style:style>
    <style:style style:name="SpacialPosition.C" style:family="table-column">
      <style:table-column-properties style:column-width="3.801cm" style:rel-column-width="21849*"/>
    </style:style>
    <style:style style:name="SpacialPosition.A1" style:family="table-cell">
      <style:table-cell-properties fo:padding="0.097cm" fo:border-left="0.05pt solid #000000" fo:border-right="none" fo:border-top="0.05pt solid #000000" fo:border-bottom="none"/>
    </style:style>
    <style:style style:name="SpacialPosition.B1" style:family="table-cell">
      <style:table-cell-properties fo:padding="0.097cm" fo:border-left="none" fo:border-right="none" fo:border-top="0.05pt solid #000000" fo:border-bottom="none"/>
    </style:style>
    <style:style style:name="SpacialPosition.C1" style:family="table-cell">
      <style:table-cell-properties fo:padding="0.097cm" fo:border-left="none" fo:border-right="0.05pt solid #000000" fo:border-top="0.05pt solid #000000" fo:border-bottom="none"/>
    </style:style>
    <style:style style:name="SpacialPosition.A2" style:family="table-cell">
      <style:table-cell-properties fo:padding="0.097cm" fo:border-left="0.05pt solid #000000" fo:border-right="none" fo:border-top="none" fo:border-bottom="none"/>
    </style:style>
    <style:style style:name="SpacialPosition.B2" style:family="table-cell">
      <style:table-cell-properties fo:padding="0.097cm" fo:border="none"/>
    </style:style>
    <style:style style:name="SpacialPosition.C2" style:family="table-cell">
      <style:table-cell-properties fo:padding="0.097cm" fo:border-left="none" fo:border-right="0.05pt solid #000000" fo:border-top="none" fo:border-bottom="none"/>
    </style:style>
    <style:style style:name="SpacialPosition.A3" style:family="table-cell">
      <style:table-cell-properties fo:padding="0.097cm" fo:border-left="0.5pt solid #000000" fo:border-right="0.5pt solid #000000" fo:border-top="0.5pt solid #000000" fo:border-bottom="none"/>
    </style:style>
    <style:style style:name="SpacialPosition.B3" style:family="table-cell">
      <style:table-cell-properties fo:padding="0.097cm" fo:border-left="none" fo:border-right="none" fo:border-top="none" fo:border-bottom="0.5pt solid #000000"/>
    </style:style>
    <style:style style:name="SpacialPosition.A4" style:family="table-cell">
      <style:table-cell-properties fo:padding="0.097cm" fo:border-left="0.5pt solid #000000" fo:border-right="none" fo:border-top="none" fo:border-bottom="none"/>
    </style:style>
    <style:style style:name="SpacialPosition.C4" style:family="table-cell">
      <style:table-cell-properties fo:padding="0.097cm" fo:border-left="none" fo:border-right="0.5pt solid #000000" fo:border-top="none" fo:border-bottom="none"/>
    </style:style>
    <style:style style:name="SpacialPosition.A5" style:family="table-cell">
      <style:table-cell-properties fo:background-color="#ffffff" fo:padding="0.097cm" fo:border-left="0.5pt solid #000000" fo:border-right="none" fo:border-top="0.5pt solid #000000" fo:border-bottom="none">
        <style:background-image/>
      </style:table-cell-properties>
    </style:style>
    <style:style style:name="SpacialPosition.B5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SpacialPosition.C5" style:family="table-cell">
      <style:table-cell-properties fo:background-color="#ffffff" fo:padding="0.097cm" fo:border-left="none" fo:border-right="0.5pt solid #000000" fo:border-top="0.5pt solid #000000" fo:border-bottom="none">
        <style:background-image/>
      </style:table-cell-properties>
    </style:style>
    <style:style style:name="SpacialPosition.A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SpacialPosition.B6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SpacialPosition.C6" style:family="table-cell">
      <style:table-cell-properties fo:background-color="#ffffff" fo:padding="0.097cm" fo:border-left="none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8.68cm" table:align="center"/>
    </style:style>
    <style:style style:name="Table6.A" style:family="table-column">
      <style:table-column-properties style:column-width="3.493cm"/>
    </style:style>
    <style:style style:name="Table6.B" style:family="table-column">
      <style:table-column-properties style:column-width="2.058cm"/>
    </style:style>
    <style:style style:name="Table6.C" style:family="table-column">
      <style:table-column-properties style:column-width="3.129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FeatureOrder" style:family="table">
      <style:table-properties style:width="9.846cm" fo:margin-left="0.728cm" table:align="left"/>
    </style:style>
    <style:style style:name="FeatureOrder.A" style:family="table-column">
      <style:table-column-properties style:column-width="3.117cm"/>
    </style:style>
    <style:style style:name="FeatureOrder.B" style:family="table-column">
      <style:table-column-properties style:column-width="6.729cm"/>
    </style:style>
    <style:style style:name="FeatureOrder.A1" style:family="table-cell">
      <style:table-cell-properties fo:padding="0.097cm" fo:border-left="0.05pt solid #000000" fo:border-right="none" fo:border-top="0.05pt solid #000000" fo:border-bottom="0.05pt solid #000000"/>
    </style:style>
    <style:style style:name="FeatureOrder.B1" style:family="table-cell">
      <style:table-cell-properties fo:padding="0.097cm" fo:border="0.05pt solid #000000"/>
    </style:style>
    <style:style style:name="FeatureOrder.A2" style:family="table-cell">
      <style:table-cell-properties fo:padding="0.097cm" fo:border-left="0.05pt solid #000000" fo:border-right="none" fo:border-top="none" fo:border-bottom="0.05pt solid #000000"/>
    </style:style>
    <style:style style:name="FeatureOrder.B2" style:family="table-cell">
      <style:table-cell-properties fo:padding="0.097cm" fo:border-left="0.05pt solid #000000" fo:border-right="0.05pt solid #000000" fo:border-top="none" fo:border-bottom="0.05pt solid #000000"/>
    </style:style>
    <style:style style:name="Examples" style:family="table">
      <style:table-properties style:width="11.402cm" fo:margin-left="0cm" table:align="left"/>
    </style:style>
    <style:style style:name="Examples.A" style:family="table-column">
      <style:table-column-properties style:column-width="3.993cm"/>
    </style:style>
    <style:style style:name="Examples.B" style:family="table-column">
      <style:table-column-properties style:column-width="3.896cm"/>
    </style:style>
    <style:style style:name="Examples.C" style:family="table-column">
      <style:table-column-properties style:column-width="3.512cm"/>
    </style:style>
    <style:style style:name="Examples.A1" style:family="table-cell">
      <style:table-cell-properties fo:padding="0.097cm" fo:border-left="0.05pt solid #000000" fo:border-right="none" fo:border-top="0.05pt solid #000000" fo:border-bottom="0.05pt solid #000000"/>
    </style:style>
    <style:style style:name="Examples.C1" style:family="table-cell">
      <style:table-cell-properties fo:padding="0.097cm" fo:border="0.05pt solid #000000"/>
    </style:style>
    <style:style style:name="Examples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Examples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Examples.20" style:family="table-row">
      <style:table-row-properties style:min-row-height="0.515cm"/>
    </style:style>
    <style:style style:name="LexiconSuffixes" style:family="table">
      <style:table-properties style:width="10.291cm" table:align="center"/>
    </style:style>
    <style:style style:name="LexiconSuffixes.A" style:family="table-column">
      <style:table-column-properties style:column-width="2.91cm"/>
    </style:style>
    <style:style style:name="LexiconSuffixes.B" style:family="table-column">
      <style:table-column-properties style:column-width="4.002cm"/>
    </style:style>
    <style:style style:name="LexiconSuffixes.C" style:family="table-column">
      <style:table-column-properties style:column-width="3.378cm"/>
    </style:style>
    <style:style style:name="LexiconSuffixes.A1" style:family="table-cell">
      <style:table-cell-properties fo:padding="0.097cm" fo:border-left="0.05pt solid #000000" fo:border-right="none" fo:border-top="0.05pt solid #000000" fo:border-bottom="0.05pt solid #000000"/>
    </style:style>
    <style:style style:name="LexiconSuffixes.C1" style:family="table-cell">
      <style:table-cell-properties fo:padding="0.097cm" fo:border="0.05pt solid #000000"/>
    </style:style>
    <style:style style:name="LexiconSuffixes.A2" style:family="table-cell">
      <style:table-cell-properties fo:padding="0.097cm" fo:border-left="0.05pt solid #000000" fo:border-right="none" fo:border-top="none" fo:border-bottom="0.05pt solid #000000"/>
    </style:style>
    <style:style style:name="LexiconSuffix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5.135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7.A" style:family="table-column">
      <style:table-column-properties style:column-width="0.499cm"/>
    </style:style>
    <style:style style:name="Table7.B" style:family="table-column">
      <style:table-column-properties style:column-width="1.575cm"/>
    </style:style>
    <style:style style:name="Table7.C" style:family="table-column">
      <style:table-column-properties style:column-width="3.06cm"/>
    </style:style>
    <style:style style:name="Table7.1" style:family="table-row">
      <style:table-row-properties style:min-row-height="0.452cm" fo:keep-together="auto"/>
    </style:style>
    <style:style style:name="Table7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7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7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5.135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5.A" style:family="table-column">
      <style:table-column-properties style:column-width="3.06cm"/>
    </style:style>
    <style:style style:name="Table5.B" style:family="table-column">
      <style:table-column-properties style:column-width="1.575cm"/>
    </style:style>
    <style:style style:name="Table5.C" style:family="table-column">
      <style:table-column-properties style:column-width="0.499cm"/>
    </style:style>
    <style:style style:name="Table5.1" style:family="table-row">
      <style:table-row-properties style:min-row-height="0.452cm" fo:keep-together="auto"/>
    </style:style>
    <style:style style:name="Table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P2" style:family="paragraph" style:parent-style-name="Standard">
      <style:text-properties officeooo:paragraph-rsid="0088f3a5"/>
    </style:style>
    <style:style style:name="P3" style:family="paragraph" style:parent-style-name="Standard">
      <style:text-properties officeooo:paragraph-rsid="008ecea7"/>
    </style:style>
    <style:style style:name="P4" style:family="paragraph" style:parent-style-name="Text_20_body">
      <style:text-properties officeooo:paragraph-rsid="001965dc"/>
    </style:style>
    <style:style style:name="P5" style:family="paragraph" style:parent-style-name="Text_20_body">
      <style:text-properties officeooo:rsid="001a7b4a" officeooo:paragraph-rsid="001a7b4a"/>
    </style:style>
    <style:style style:name="P6" style:family="paragraph" style:parent-style-name="Text_20_body">
      <style:text-properties officeooo:paragraph-rsid="001b6303"/>
    </style:style>
    <style:style style:name="P7" style:family="paragraph" style:parent-style-name="Text_20_body">
      <style:text-properties officeooo:paragraph-rsid="005b510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e5b6ff"/>
    </style:style>
    <style:style style:name="P10" style:family="paragraph" style:parent-style-name="Text_20_body">
      <style:text-properties officeooo:rsid="00861558" officeooo:paragraph-rsid="00861558"/>
    </style:style>
    <style:style style:name="P11" style:family="paragraph" style:parent-style-name="Text_20_body">
      <style:text-properties officeooo:rsid="0089e5d1" officeooo:paragraph-rsid="0089e5d1"/>
    </style:style>
    <style:style style:name="P12" style:family="paragraph" style:parent-style-name="Text_20_body">
      <style:text-properties officeooo:paragraph-rsid="0089e5d1"/>
    </style:style>
    <style:style style:name="P13" style:family="paragraph" style:parent-style-name="Text_20_body">
      <style:text-properties officeooo:paragraph-rsid="00a9a50f"/>
    </style:style>
    <style:style style:name="P14" style:family="paragraph" style:parent-style-name="Text_20_body">
      <style:text-properties officeooo:rsid="00af4414" officeooo:paragraph-rsid="00af4414"/>
    </style:style>
    <style:style style:name="P15" style:family="paragraph" style:parent-style-name="Text_20_body">
      <style:text-properties officeooo:rsid="0090d7f3" officeooo:paragraph-rsid="0090d7f3"/>
    </style:style>
    <style:style style:name="P16" style:family="paragraph" style:parent-style-name="Text_20_body">
      <style:text-properties officeooo:rsid="00afca7b" officeooo:paragraph-rsid="00afca7b"/>
    </style:style>
    <style:style style:name="P17" style:family="paragraph" style:parent-style-name="Text_20_body">
      <style:text-properties officeooo:rsid="00b2688f" officeooo:paragraph-rsid="00b2688f"/>
    </style:style>
    <style:style style:name="P18" style:family="paragraph" style:parent-style-name="Text_20_body">
      <style:text-properties officeooo:rsid="00b4260b" officeooo:paragraph-rsid="00b4260b"/>
    </style:style>
    <style:style style:name="P19" style:family="paragraph" style:parent-style-name="Text_20_body">
      <style:text-properties officeooo:rsid="00bf5487" officeooo:paragraph-rsid="00bf5487"/>
    </style:style>
    <style:style style:name="P20" style:family="paragraph" style:parent-style-name="Text_20_body">
      <style:text-properties officeooo:rsid="00cc46b8" officeooo:paragraph-rsid="00cc46b8"/>
    </style:style>
    <style:style style:name="P21" style:family="paragraph" style:parent-style-name="Text_20_body">
      <style:text-properties officeooo:rsid="00ced70a" officeooo:paragraph-rsid="00ced70a"/>
    </style:style>
    <style:style style:name="P22" style:family="paragraph" style:parent-style-name="Text_20_body">
      <style:text-properties officeooo:rsid="00d50c58" officeooo:paragraph-rsid="00d50c58"/>
    </style:style>
    <style:style style:name="P23" style:family="paragraph" style:parent-style-name="Text_20_body">
      <style:text-properties officeooo:rsid="00d78dc3" officeooo:paragraph-rsid="00d78dc3"/>
    </style:style>
    <style:style style:name="P24" style:family="paragraph" style:parent-style-name="Text_20_body">
      <style:text-properties officeooo:paragraph-rsid="00d78dc3"/>
    </style:style>
    <style:style style:name="P25" style:family="paragraph" style:parent-style-name="Text_20_body">
      <style:text-properties officeooo:rsid="00d8a1b2" officeooo:paragraph-rsid="00d8a1b2"/>
    </style:style>
    <style:style style:name="P26" style:family="paragraph" style:parent-style-name="Text_20_body">
      <style:text-properties officeooo:rsid="00d8a1b2" officeooo:paragraph-rsid="00dd19cf"/>
    </style:style>
    <style:style style:name="P27" style:family="paragraph" style:parent-style-name="Text_20_body">
      <style:text-properties officeooo:rsid="00d8f419" officeooo:paragraph-rsid="00d8f419"/>
    </style:style>
    <style:style style:name="P28" style:family="paragraph" style:parent-style-name="Text_20_body">
      <style:text-properties officeooo:rsid="0073703b" officeooo:paragraph-rsid="00d8f419"/>
    </style:style>
    <style:style style:name="P29" style:family="paragraph" style:parent-style-name="Text_20_body">
      <style:text-properties officeooo:rsid="0073703b" officeooo:paragraph-rsid="00e3cfcc"/>
    </style:style>
    <style:style style:name="P30" style:family="paragraph" style:parent-style-name="Text_20_body">
      <style:text-properties officeooo:rsid="00dae4d8" officeooo:paragraph-rsid="00dae4d8"/>
    </style:style>
    <style:style style:name="P31" style:family="paragraph" style:parent-style-name="Text_20_body">
      <style:text-properties officeooo:rsid="00df5e92" officeooo:paragraph-rsid="00df5e92"/>
    </style:style>
    <style:style style:name="P32" style:family="paragraph" style:parent-style-name="Text_20_body">
      <style:text-properties officeooo:rsid="00e0cd3d" officeooo:paragraph-rsid="00e0cd3d"/>
    </style:style>
    <style:style style:name="P33" style:family="paragraph" style:parent-style-name="Text_20_body">
      <style:text-properties officeooo:rsid="00e3cfcc" officeooo:paragraph-rsid="00e3cfcc"/>
    </style:style>
    <style:style style:name="P34" style:family="paragraph" style:parent-style-name="Text_20_body">
      <style:text-properties officeooo:paragraph-rsid="00b4260b"/>
    </style:style>
    <style:style style:name="P35" style:family="paragraph" style:parent-style-name="Table_20_Heading">
      <style:text-properties officeooo:rsid="00220a77" officeooo:paragraph-rsid="00220a77"/>
    </style:style>
    <style:style style:name="P36" style:family="paragraph" style:parent-style-name="Table_20_Heading">
      <style:text-properties officeooo:rsid="002c9566" officeooo:paragraph-rsid="002c9566"/>
    </style:style>
    <style:style style:name="P37" style:family="paragraph" style:parent-style-name="Table_20_Heading">
      <style:text-properties officeooo:rsid="00300e1a" officeooo:paragraph-rsid="00300e1a"/>
    </style:style>
    <style:style style:name="P38" style:family="paragraph" style:parent-style-name="Table_20_Heading">
      <style:text-properties officeooo:rsid="00360414" officeooo:paragraph-rsid="00360414"/>
    </style:style>
    <style:style style:name="P39" style:family="paragraph" style:parent-style-name="Table_20_Heading">
      <style:text-properties officeooo:rsid="00360414" officeooo:paragraph-rsid="003f9df2"/>
    </style:style>
    <style:style style:name="P40" style:family="paragraph" style:parent-style-name="Table_20_Heading">
      <style:text-properties officeooo:rsid="003f9df2" officeooo:paragraph-rsid="003f9df2"/>
    </style:style>
    <style:style style:name="P41" style:family="paragraph" style:parent-style-name="Table_20_Heading">
      <style:text-properties officeooo:rsid="003fc528" officeooo:paragraph-rsid="003fc528"/>
    </style:style>
    <style:style style:name="P42" style:family="paragraph" style:parent-style-name="Table_20_Heading">
      <style:text-properties officeooo:rsid="005aa394" officeooo:paragraph-rsid="005aa394"/>
    </style:style>
    <style:style style:name="P43" style:family="paragraph" style:parent-style-name="Table_20_Heading">
      <style:text-properties fo:font-weight="bold" officeooo:rsid="003fc528" officeooo:paragraph-rsid="003fc528" style:font-weight-asian="bold" style:font-weight-complex="bold"/>
    </style:style>
    <style:style style:name="P44" style:family="paragraph" style:parent-style-name="Table_20_Heading">
      <style:text-properties fo:font-weight="bold" officeooo:rsid="005aa394" officeooo:paragraph-rsid="005aa394" style:font-weight-asian="bold" style:font-weight-complex="bold"/>
    </style:style>
    <style:style style:name="P45" style:family="paragraph" style:parent-style-name="Table_20_Heading">
      <style:text-properties fo:font-weight="bold" officeooo:rsid="00617ced" officeooo:paragraph-rsid="00617ced" style:font-weight-asian="bold" style:font-weight-complex="bold"/>
    </style:style>
    <style:style style:name="P46" style:family="paragraph" style:parent-style-name="Table_20_Heading">
      <style:text-properties fo:font-weight="bold" officeooo:rsid="0073f988" officeooo:paragraph-rsid="0073f988" style:font-weight-asian="bold" style:font-weight-complex="bold"/>
    </style:style>
    <style:style style:name="P47" style:family="paragraph" style:parent-style-name="Table_20_Heading">
      <style:text-properties fo:font-weight="bold" officeooo:rsid="00b4260b" officeooo:paragraph-rsid="00b4260b" style:font-weight-asian="bold" style:font-weight-complex="bold"/>
    </style:style>
    <style:style style:name="P48" style:family="paragraph" style:parent-style-name="Table_20_Heading">
      <style:text-properties officeooo:rsid="00617ced" officeooo:paragraph-rsid="00617ced"/>
    </style:style>
    <style:style style:name="P49" style:family="paragraph" style:parent-style-name="Table_20_Heading">
      <style:text-properties officeooo:rsid="00652559" officeooo:paragraph-rsid="00652559"/>
    </style:style>
    <style:style style:name="P50" style:family="paragraph" style:parent-style-name="Table_20_Heading">
      <style:text-properties officeooo:rsid="0073f988" officeooo:paragraph-rsid="0073f988"/>
    </style:style>
    <style:style style:name="P51" style:family="paragraph" style:parent-style-name="Table_20_Heading">
      <style:text-properties officeooo:rsid="008751d9" officeooo:paragraph-rsid="008ecea7"/>
    </style:style>
    <style:style style:name="P52" style:family="paragraph" style:parent-style-name="Table_20_Heading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Heading">
      <style:text-properties officeooo:rsid="00b4260b" officeooo:paragraph-rsid="00b4260b"/>
    </style:style>
    <style:style style:name="P54" style:family="paragraph" style:parent-style-name="Table_20_Heading">
      <style:text-properties officeooo:paragraph-rsid="00d8a1b2"/>
    </style:style>
    <style:style style:name="P55" style:family="paragraph" style:parent-style-name="Table_20_Contents">
      <style:paragraph-properties fo:text-align="center" style:justify-single-word="false"/>
      <style:text-properties officeooo:rsid="00300e1a" officeooo:paragraph-rsid="00300e1a"/>
    </style:style>
    <style:style style:name="P56" style:family="paragraph" style:parent-style-name="Table_20_Contents">
      <style:paragraph-properties fo:text-align="center" style:justify-single-word="false"/>
      <style:text-properties officeooo:rsid="00320c9d" officeooo:paragraph-rsid="00320c9d"/>
    </style:style>
    <style:style style:name="P57" style:family="paragraph" style:parent-style-name="Table_20_Contents">
      <style:text-properties fo:font-weight="bold" style:font-weight-asian="bold" style:font-weight-complex="bold"/>
    </style:style>
    <style:style style:name="P58" style:family="paragraph" style:parent-style-name="Table_20_Contents">
      <style:text-properties fo:font-weight="bold" officeooo:rsid="00360414" officeooo:paragraph-rsid="00360414" style:font-weight-asian="bold" style:font-weight-complex="bold"/>
    </style:style>
    <style:style style:name="P59" style:family="paragraph" style:parent-style-name="Table_20_Contents">
      <style:text-properties fo:font-weight="bold" officeooo:rsid="00360414" officeooo:paragraph-rsid="003f9df2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360414" officeooo:paragraph-rsid="00360414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5b510e" officeooo:paragraph-rsid="005b510e" style:font-weight-asian="bold" style:font-weight-complex="bold"/>
    </style:style>
    <style:style style:name="P62" style:family="paragraph" style:parent-style-name="Table_20_Contents">
      <style:text-properties fo:font-weight="bold" officeooo:rsid="003f9df2" officeooo:paragraph-rsid="003f9df2" style:font-weight-asian="bold" style:font-weight-complex="bold"/>
    </style:style>
    <style:style style:name="P63" style:family="paragraph" style:parent-style-name="Table_20_Contents">
      <style:text-properties fo:font-weight="bold" officeooo:rsid="003fc528" officeooo:paragraph-rsid="003fc528" style:font-weight-asian="bold" style:font-weight-complex="bold"/>
    </style:style>
    <style:style style:name="P64" style:family="paragraph" style:parent-style-name="Table_20_Contents">
      <style:text-properties fo:font-weight="bold" officeooo:rsid="005f1736" officeooo:paragraph-rsid="005f1736" style:font-weight-asian="bold" style:font-weight-complex="bold"/>
    </style:style>
    <style:style style:name="P65" style:family="paragraph" style:parent-style-name="Table_20_Contents">
      <style:text-properties fo:font-weight="bold" officeooo:rsid="00617ced" officeooo:paragraph-rsid="00617ced" style:font-weight-asian="bold" style:font-weight-complex="bold"/>
    </style:style>
    <style:style style:name="P66" style:family="paragraph" style:parent-style-name="Table_20_Contents">
      <style:text-properties fo:font-weight="bold" officeooo:rsid="0073f988" officeooo:paragraph-rsid="0073f988" style:font-weight-asian="bold" style:font-weight-complex="bold"/>
    </style:style>
    <style:style style:name="P67" style:family="paragraph" style:parent-style-name="Table_20_Contents">
      <style:text-properties fo:font-weight="bold" officeooo:rsid="0063ee7b" officeooo:paragraph-rsid="00d8a1b2" style:font-weight-asian="bold" style:font-weight-complex="bold"/>
    </style:style>
    <style:style style:name="P68" style:family="paragraph" style:parent-style-name="Table_20_Contents">
      <style:text-properties fo:font-weight="bold" officeooo:rsid="00b4260b" officeooo:paragraph-rsid="00b4260b" style:font-weight-asian="bold" style:font-weight-complex="bold"/>
    </style:style>
    <style:style style:name="P69" style:family="paragraph" style:parent-style-name="Table_20_Contents">
      <style:text-properties fo:font-weight="bold" officeooo:rsid="00bd1c77" officeooo:paragraph-rsid="00bd1c77" style:font-weight-asian="bold" style:font-weight-complex="bold"/>
    </style:style>
    <style:style style:name="P70" style:family="paragraph" style:parent-style-name="Table_20_Contents">
      <style:text-properties fo:font-weight="bold" officeooo:rsid="00f37c22" officeooo:paragraph-rsid="00f37c22" style:font-weight-asian="bold" style:font-weight-complex="bold"/>
    </style:style>
    <style:style style:name="P71" style:family="paragraph" style:parent-style-name="Table_20_Contents">
      <loext:graphic-properties draw:fill="solid" draw:fill-color="#000000" draw:opacity="100%"/>
      <style:paragraph-properties fo:background-color="#000000"/>
      <style:text-properties fo:font-weight="bold" officeooo:rsid="00f37c22" officeooo:paragraph-rsid="00f37c22" style:font-weight-asian="bold" style:font-weight-complex="bold"/>
    </style:style>
    <style:style style:name="P72" style:family="paragraph" style:parent-style-name="Table_20_Contents">
      <style:text-properties officeooo:rsid="00360414" officeooo:paragraph-rsid="00360414"/>
    </style:style>
    <style:style style:name="P73" style:family="paragraph" style:parent-style-name="Table_20_Contents">
      <style:text-properties officeooo:rsid="003f9df2" officeooo:paragraph-rsid="003f9df2"/>
    </style:style>
    <style:style style:name="P74" style:family="paragraph" style:parent-style-name="Table_20_Contents">
      <style:text-properties officeooo:rsid="003fc528" officeooo:paragraph-rsid="003fc528"/>
    </style:style>
    <style:style style:name="P75" style:family="paragraph" style:parent-style-name="Table_20_Contents">
      <style:text-properties officeooo:rsid="005f1736" officeooo:paragraph-rsid="005f1736"/>
    </style:style>
    <style:style style:name="P76" style:family="paragraph" style:parent-style-name="Table_20_Contents">
      <style:text-properties officeooo:rsid="00617ced" officeooo:paragraph-rsid="00617ced"/>
    </style:style>
    <style:style style:name="P77" style:family="paragraph" style:parent-style-name="Table_20_Contents">
      <style:text-properties officeooo:rsid="00661fdf" officeooo:paragraph-rsid="00661fdf"/>
    </style:style>
    <style:style style:name="P78" style:family="paragraph" style:parent-style-name="Table_20_Contents">
      <style:text-properties officeooo:rsid="0067f404" officeooo:paragraph-rsid="0067f404"/>
    </style:style>
    <style:style style:name="P79" style:family="paragraph" style:parent-style-name="Table_20_Contents">
      <style:text-properties officeooo:rsid="00688d07" officeooo:paragraph-rsid="00688d07"/>
    </style:style>
    <style:style style:name="P80" style:family="paragraph" style:parent-style-name="Table_20_Contents">
      <style:text-properties officeooo:rsid="00688d07" officeooo:paragraph-rsid="00661fdf"/>
    </style:style>
    <style:style style:name="P81" style:family="paragraph" style:parent-style-name="Table_20_Contents">
      <style:text-properties officeooo:rsid="0073f988" officeooo:paragraph-rsid="0073f988"/>
    </style:style>
    <style:style style:name="P82" style:family="paragraph" style:parent-style-name="Table_20_Contents">
      <style:text-properties officeooo:rsid="008751d9" officeooo:paragraph-rsid="008ecea7"/>
    </style:style>
    <style:style style:name="P83" style:family="paragraph" style:parent-style-name="Table_20_Contents">
      <style:text-properties officeooo:paragraph-rsid="008ecea7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officeooo:rsid="00d50c58" officeooo:paragraph-rsid="00d50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DejaVu Sans Light" fo:font-size="12pt" fo:font-style="normal" fo:text-shadow="none" style:text-underline-style="none" fo:font-weight="normal" officeooo:rsid="00d50c58" officeooo:paragraph-rsid="00d50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text-properties officeooo:rsid="00b4260b" officeooo:paragraph-rsid="00b4260b"/>
    </style:style>
    <style:style style:name="P89" style:family="paragraph" style:parent-style-name="Table_20_Contents">
      <style:text-properties officeooo:rsid="00c09a93" officeooo:paragraph-rsid="00c09a93"/>
    </style:style>
    <style:style style:name="P90" style:family="paragraph" style:parent-style-name="Table_20_Contents">
      <style:text-properties officeooo:rsid="00c6582d" officeooo:paragraph-rsid="00c6582d"/>
    </style:style>
    <style:style style:name="P91" style:family="paragraph" style:parent-style-name="Table_20_Contents">
      <style:paragraph-properties fo:text-align="center" style:justify-single-word="false"/>
      <style:text-properties officeooo:rsid="00c6582d" officeooo:paragraph-rsid="00c6582d"/>
    </style:style>
    <style:style style:name="P92" style:family="paragraph" style:parent-style-name="Table_20_Contents">
      <style:text-properties officeooo:rsid="00d52ca3" officeooo:paragraph-rsid="00d52ca3"/>
    </style:style>
    <style:style style:name="P93" style:family="paragraph" style:parent-style-name="Table_20_Contents">
      <style:text-properties officeooo:rsid="00d52ca3" officeooo:paragraph-rsid="00d8a1b2"/>
    </style:style>
    <style:style style:name="P94" style:family="paragraph" style:parent-style-name="Table_20_Contents">
      <style:text-properties officeooo:rsid="00f0a2af" officeooo:paragraph-rsid="00f0a2af"/>
    </style:style>
    <style:style style:name="P95" style:family="paragraph" style:parent-style-name="Table_20_Contents">
      <style:text-properties officeooo:rsid="00f289a9" officeooo:paragraph-rsid="00f289a9"/>
    </style:style>
    <style:style style:name="P96" style:family="paragraph" style:parent-style-name="Table_20_Contents">
      <style:text-properties fo:font-weight="normal" officeooo:rsid="00f289a9" officeooo:paragraph-rsid="00f289a9" style:font-weight-asian="normal" style:font-weight-complex="normal"/>
    </style:style>
    <style:style style:name="P97" style:family="paragraph" style:parent-style-name="Table_20_Contents">
      <loext:graphic-properties draw:fill="solid" draw:fill-color="#000000" draw:opacity="100%"/>
      <style:paragraph-properties fo:background-color="#000000"/>
      <style:text-properties fo:font-weight="normal" officeooo:rsid="00f4c034" officeooo:paragraph-rsid="00f4c034" style:font-weight-asian="normal" style:font-weight-complex="normal"/>
    </style:style>
    <style:style style:name="P98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f4c034" officeooo:paragraph-rsid="00f4c034" style:font-weight-asian="normal" style:font-weight-complex="normal"/>
    </style:style>
    <style:style style:name="P99" style:family="paragraph" style:parent-style-name="Table_20_Contents">
      <style:text-properties officeooo:rsid="00f29247" officeooo:paragraph-rsid="00f29247"/>
    </style:style>
    <style:style style:name="P100" style:family="paragraph" style:parent-style-name="Table_20_Contents">
      <style:text-properties officeooo:rsid="00f29247" officeooo:paragraph-rsid="00f37c22"/>
    </style:style>
    <style:style style:name="P101" style:family="paragraph" style:parent-style-name="Table_20_Contents">
      <style:text-properties officeooo:rsid="00f37c22" officeooo:paragraph-rsid="00f37c22"/>
    </style:style>
    <style:style style:name="P102" style:family="paragraph" style:parent-style-name="Table_20_Contents">
      <loext:graphic-properties draw:fill="solid" draw:fill-color="#000000" draw:opacity="100%"/>
      <style:paragraph-properties fo:background-color="#000000"/>
      <style:text-properties officeooo:rsid="00f37c22" officeooo:paragraph-rsid="00f37c22"/>
    </style:style>
    <style:style style:name="P103" style:family="paragraph" style:parent-style-name="Title">
      <style:text-properties fo:text-shadow="none" officeooo:paragraph-rsid="002a6894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1">
      <style:paragraph-properties fo:break-before="page"/>
      <style:text-properties officeooo:paragraph-rsid="001965dc"/>
    </style:style>
    <style:style style:name="P106" style:family="paragraph" style:parent-style-name="Heading_20_1">
      <style:paragraph-properties fo:break-before="page"/>
      <style:text-properties officeooo:paragraph-rsid="009eb46e"/>
    </style:style>
    <style:style style:name="P107" style:family="paragraph" style:parent-style-name="Heading_20_1">
      <style:paragraph-properties fo:break-before="page"/>
      <style:text-properties officeooo:paragraph-rsid="00d78dc3"/>
    </style:style>
    <style:style style:name="P108" style:family="paragraph" style:parent-style-name="Table_20_Contents_20_Left">
      <style:text-properties officeooo:paragraph-rsid="005fb0ea"/>
    </style:style>
    <style:style style:name="P109" style:family="paragraph" style:parent-style-name="Table_20_Contents_20_Left">
      <style:text-properties officeooo:paragraph-rsid="00ccc7bc"/>
    </style:style>
    <style:style style:name="P110" style:family="paragraph" style:parent-style-name="Table_20_Contents_20_Left">
      <style:text-properties officeooo:rsid="00d52ca3" officeooo:paragraph-rsid="00d52ca3"/>
    </style:style>
    <style:style style:name="P111" style:family="paragraph" style:parent-style-name="Table_20_Contents_20_Left">
      <style:text-properties officeooo:rsid="005fb0ea" officeooo:paragraph-rsid="00ccc7bc"/>
    </style:style>
    <style:style style:name="P112" style:family="paragraph" style:parent-style-name="Text_20_body" style:list-style-name="L1">
      <style:text-properties officeooo:rsid="00816bbe" officeooo:paragraph-rsid="00816bbe"/>
    </style:style>
    <style:style style:name="P113" style:family="paragraph" style:parent-style-name="Text_20_body" style:list-style-name="L1">
      <style:text-properties officeooo:rsid="00832b56" officeooo:paragraph-rsid="00832b56"/>
    </style:style>
    <style:style style:name="P114" style:family="paragraph" style:parent-style-name="Text_20_body" style:list-style-name="L1">
      <style:text-properties officeooo:rsid="00ccc7bc" officeooo:paragraph-rsid="00ccc7bc"/>
    </style:style>
    <style:style style:name="P115" style:family="paragraph" style:parent-style-name="Text_20_body" style:list-style-name="L2">
      <style:text-properties officeooo:rsid="00661fdf" officeooo:paragraph-rsid="00661fdf"/>
    </style:style>
    <style:style style:name="P116" style:family="paragraph" style:parent-style-name="Text_20_body">
      <style:text-properties officeooo:rsid="00df312e"/>
    </style:style>
    <style:style style:name="P117" style:family="paragraph" style:parent-style-name="Text_20_body">
      <style:text-properties officeooo:rsid="00fcd1c3" officeooo:paragraph-rsid="00fcd1c3"/>
    </style:style>
    <style:style style:name="P118" style:family="paragraph" style:parent-style-name="Title" style:master-page-name="First_20_Page">
      <style:paragraph-properties style:page-number="1"/>
    </style:style>
    <style:style style:name="P119" style:family="paragraph" style:parent-style-name="Heading_20_1" style:master-page-name="Standard">
      <style:paragraph-properties style:page-number="1"/>
    </style:style>
    <style:style style:name="P120" style:family="paragraph" style:parent-style-name="Contents_20_1">
      <style:paragraph-properties>
        <style:tab-stops>
          <style:tab-stop style:position="11.402cm" style:type="right" style:leader-style="dotted" style:leader-text="."/>
        </style:tab-stops>
      </style:paragraph-properties>
    </style:style>
    <style:style style:name="P121" style:family="paragraph" style:parent-style-name="Table_20_Contents">
      <style:text-properties style:font-name="DejaVu Sans Light3" fo:font-size="20pt" fo:font-weight="bold" officeooo:rsid="00f0a2af" officeooo:paragraph-rsid="00f0a2af" style:font-name-asian="DejaVu Sans Light3" style:font-weight-asian="bold" style:font-name-complex="DejaVu Sans Light3" style:font-weight-complex="bold"/>
    </style:style>
    <style:style style:name="P122" style:family="paragraph" style:parent-style-name="Table_20_Contents">
      <style:text-properties officeooo:rsid="00f96361" officeooo:paragraph-rsid="00f96361"/>
    </style:style>
    <style:style style:name="P123" style:family="paragraph" style:parent-style-name="Table_20_Contents">
      <style:text-properties officeooo:rsid="00f96361" officeooo:paragraph-rsid="00fb4930"/>
    </style:style>
    <style:style style:name="P124" style:family="paragraph" style:parent-style-name="Table_20_Contents">
      <style:text-properties officeooo:rsid="00fc058c" officeooo:paragraph-rsid="00fc058c"/>
    </style:style>
    <style:style style:name="P125" style:family="paragraph" style:parent-style-name="Table_20_Contents">
      <style:text-properties officeooo:rsid="00f0a2af" officeooo:paragraph-rsid="00f0a2af"/>
    </style:style>
    <style:style style:name="P126" style:family="paragraph" style:parent-style-name="Table_20_Contents">
      <style:text-properties officeooo:rsid="00f89516" officeooo:paragraph-rsid="00f89516"/>
    </style:style>
    <style:style style:name="P127" style:family="paragraph" style:parent-style-name="Table_20_Contents">
      <style:text-properties officeooo:rsid="00fd8d71" officeooo:paragraph-rsid="00fd8d71"/>
    </style:style>
    <style:style style:name="P128" style:family="paragraph" style:parent-style-name="Heading_20_2">
      <style:text-properties officeooo:rsid="00a9a50f" officeooo:paragraph-rsid="00a9a50f"/>
    </style:style>
    <style:style style:name="P129" style:family="paragraph" style:parent-style-name="Heading_20_2">
      <style:paragraph-properties fo:text-align="start" style:justify-single-word="false"/>
      <style:text-properties officeooo:rsid="0040ef4a" officeooo:paragraph-rsid="0040ef4a"/>
    </style:style>
    <style:style style:name="P130" style:family="paragraph" style:parent-style-name="Heading_20_2">
      <style:text-properties officeooo:rsid="00d8a1b2" officeooo:paragraph-rsid="00d8a1b2"/>
    </style:style>
    <style:style style:name="P131" style:family="paragraph" style:parent-style-name="Heading_20_2">
      <style:text-properties officeooo:rsid="0080ed21" officeooo:paragraph-rsid="0080ed21"/>
    </style:style>
    <style:style style:name="P132" style:family="paragraph" style:parent-style-name="Heading_20_2">
      <style:paragraph-properties fo:break-before="page"/>
    </style:style>
    <style:style style:name="P133" style:family="paragraph" style:parent-style-name="Heading_20_2">
      <style:paragraph-properties fo:break-before="page"/>
      <style:text-properties officeooo:rsid="00bf5487" officeooo:paragraph-rsid="00bf5487"/>
    </style:style>
    <style:style style:name="P134" style:family="paragraph" style:parent-style-name="Heading_20_2">
      <style:paragraph-properties fo:break-before="page"/>
      <style:text-properties officeooo:rsid="00d52ca3"/>
    </style:style>
    <style:style style:name="P135" style:family="paragraph" style:parent-style-name="Heading_20_2">
      <style:paragraph-properties fo:break-before="page"/>
      <style:text-properties officeooo:rsid="00d78dc3" officeooo:paragraph-rsid="00d78dc3"/>
    </style:style>
    <style:style style:name="P136" style:family="paragraph" style:parent-style-name="Heading_20_2">
      <style:paragraph-properties fo:break-before="page"/>
      <style:text-properties officeooo:rsid="00de35af" officeooo:paragraph-rsid="00de35af"/>
    </style:style>
    <style:style style:name="P137" style:family="paragraph" style:parent-style-name="Heading_20_2" style:master-page-name="TwoColumn">
      <style:paragraph-properties style:page-number="auto"/>
      <style:text-properties officeooo:rsid="00d8f419"/>
    </style:style>
    <style:style style:name="P138" style:family="paragraph" style:parent-style-name="Heading_20_2" style:master-page-name="Standard">
      <style:paragraph-properties style:page-number="auto"/>
    </style:style>
    <style:style style:name="P139" style:family="paragraph" style:parent-style-name="Heading_20_3">
      <style:text-properties fo:letter-spacing="normal" style:text-underline-style="none" officeooo:rsid="00524a1d" officeooo:paragraph-rsid="00524a1d" style:letter-kerning="false" loext:shadow="none"/>
    </style:style>
    <style:style style:name="P140" style:family="paragraph" style:parent-style-name="Heading_20_3">
      <style:text-properties officeooo:rsid="006cd65c" officeooo:paragraph-rsid="00661fdf"/>
    </style:style>
    <style:style style:name="P141" style:family="paragraph" style:parent-style-name="Heading_20_3">
      <style:text-properties officeooo:rsid="00de35af" officeooo:paragraph-rsid="00de35af"/>
    </style:style>
    <style:style style:name="P142" style:family="paragraph" style:parent-style-name="Heading_20_3">
      <style:text-properties officeooo:rsid="0080ed21" officeooo:paragraph-rsid="0080ed21"/>
    </style:style>
    <style:style style:name="P143" style:family="paragraph" style:parent-style-name="Contents_20_2">
      <style:paragraph-properties>
        <style:tab-stops>
          <style:tab-stop style:position="11.402cm" style:type="right" style:leader-style="dotted" style:leader-text="."/>
        </style:tab-stops>
      </style:paragraph-properties>
    </style:style>
    <style:style style:name="T1" style:family="text">
      <style:text-properties fo:color="#826aaf" officeooo:rsid="002c9566"/>
    </style:style>
    <style:style style:name="T2" style:family="text">
      <style:text-properties officeooo:rsid="003818de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officeooo:rsid="002218b2"/>
    </style:style>
    <style:style style:name="T5" style:family="text">
      <style:text-properties officeooo:rsid="0024bc74"/>
    </style:style>
    <style:style style:name="T6" style:family="text">
      <style:text-properties officeooo:rsid="0028fdac"/>
    </style:style>
    <style:style style:name="T7" style:family="text">
      <style:text-properties officeooo:rsid="002a1c96"/>
    </style:style>
    <style:style style:name="T8" style:family="text">
      <style:text-properties officeooo:rsid="002a2262"/>
    </style:style>
    <style:style style:name="T9" style:family="text">
      <style:text-properties officeooo:rsid="002f6429"/>
    </style:style>
    <style:style style:name="T10" style:family="text">
      <style:text-properties officeooo:rsid="00360414"/>
    </style:style>
    <style:style style:name="T11" style:family="text">
      <style:text-properties officeooo:rsid="003f9df2"/>
    </style:style>
    <style:style style:name="T12" style:family="text">
      <style:text-properties officeooo:rsid="003fc528"/>
    </style:style>
    <style:style style:name="T13" style:family="text">
      <style:text-properties fo:color="#ffffff"/>
    </style:style>
    <style:style style:name="T14" style:family="text">
      <style:text-properties fo:color="#ffffff" fo:font-size="64pt" fo:font-weight="bold" officeooo:rsid="002c73ae" fo:background-color="#5c2d91" loext:char-shading-value="0" style:font-size-asian="64pt" style:font-weight-asian="bold" style:font-size-complex="64pt" style:font-weight-complex="bold" loext:padding-left="0.499cm" loext:padding-right="0.499cm" loext:padding-top="0.4cm" loext:padding-bottom="0.4cm" loext:border="0.06pt solid #5c2d91" loext:shadow="none"/>
    </style:style>
    <style:style style:name="T15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ff" officeooo:rsid="00e5b6ff"/>
    </style:style>
    <style:style style:name="T17" style:family="text">
      <style:text-properties officeooo:rsid="0059ba66"/>
    </style:style>
    <style:style style:name="T18" style:family="text">
      <style:text-properties officeooo:rsid="005b510e"/>
    </style:style>
    <style:style style:name="T19" style:family="text">
      <style:text-properties officeooo:rsid="005d3afe"/>
    </style:style>
    <style:style style:name="T20" style:family="text">
      <style:text-properties officeooo:rsid="005f1736"/>
    </style:style>
    <style:style style:name="T21" style:family="text">
      <style:text-properties officeooo:rsid="005fb0ea"/>
    </style:style>
    <style:style style:name="T22" style:family="text">
      <style:text-properties officeooo:rsid="00617ced"/>
    </style:style>
    <style:style style:name="T23" style:family="text">
      <style:text-properties officeooo:rsid="0062a90c"/>
    </style:style>
    <style:style style:name="T24" style:family="text">
      <style:text-properties officeooo:rsid="00652559"/>
    </style:style>
    <style:style style:name="T25" style:family="text">
      <style:text-properties officeooo:rsid="006994d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9e5d1" style:font-weight-asian="bold" style:font-weight-complex="bold"/>
    </style:style>
    <style:style style:name="T28" style:family="text">
      <style:text-properties fo:font-weight="bold" officeooo:rsid="008c8729" style:font-weight-asian="bold" style:font-weight-complex="bold"/>
    </style:style>
    <style:style style:name="T29" style:family="text">
      <style:text-properties fo:font-weight="bold" officeooo:rsid="00b4260b" style:font-weight-asian="bold" style:font-weight-complex="bold"/>
    </style:style>
    <style:style style:name="T30" style:family="text">
      <style:text-properties fo:font-weight="bold" officeooo:rsid="00ccc7bc" style:font-weight-asian="bold" style:font-weight-complex="bold"/>
    </style:style>
    <style:style style:name="T31" style:family="text">
      <style:text-properties fo:font-weight="bold" officeooo:rsid="00f289a9" style:font-weight-asian="bold" style:font-weight-complex="bold"/>
    </style:style>
    <style:style style:name="T32" style:family="text">
      <style:text-properties fo:font-weight="bold" officeooo:rsid="00f29247" style:font-weight-asian="bold" style:font-weight-complex="bold"/>
    </style:style>
    <style:style style:name="T33" style:family="text">
      <style:text-properties fo:font-weight="bold" officeooo:rsid="00f37c22" style:font-weight-asian="bold" style:font-weight-complex="bold"/>
    </style:style>
    <style:style style:name="T34" style:family="text">
      <style:text-properties fo:font-weight="bold" officeooo:rsid="00f89516" style:font-weight-asian="bold" style:font-weight-complex="bold"/>
    </style:style>
    <style:style style:name="T35" style:family="text">
      <style:text-properties fo:font-weight="bold" officeooo:rsid="00fb4930" style:font-weight-asian="bold" style:font-weight-complex="bold"/>
    </style:style>
    <style:style style:name="T36" style:family="text">
      <style:text-properties fo:font-weight="bold" officeooo:rsid="00fd8d71" style:font-weight-asian="bold" style:font-weight-complex="bold"/>
    </style:style>
    <style:style style:name="T37" style:family="text">
      <style:text-properties fo:font-weight="bold" officeooo:rsid="00fe8e7c" style:font-weight-asian="bold" style:font-weight-complex="bold"/>
    </style:style>
    <style:style style:name="T38" style:family="text">
      <style:text-properties fo:font-weight="bold" officeooo:rsid="00ffbb97" style:font-weight-asian="bold" style:font-weight-complex="bold"/>
    </style:style>
    <style:style style:name="T39" style:family="text">
      <style:text-properties fo:font-weight="bold" officeooo:rsid="010185ed" style:font-weight-asian="bold" style:font-weight-complex="bold"/>
    </style:style>
    <style:style style:name="T40" style:family="text">
      <style:text-properties fo:text-shadow="none"/>
    </style:style>
    <style:style style:name="T41" style:family="text">
      <style:text-properties officeooo:rsid="007faadb"/>
    </style:style>
    <style:style style:name="T42" style:family="text">
      <style:text-properties officeooo:rsid="00805d70"/>
    </style:style>
    <style:style style:name="T43" style:family="text">
      <style:text-properties officeooo:rsid="008751d9"/>
    </style:style>
    <style:style style:name="T44" style:family="text">
      <style:text-properties officeooo:rsid="0090d7f3"/>
    </style:style>
    <style:style style:name="T45" style:family="text">
      <style:text-properties officeooo:rsid="00a4e80b"/>
    </style:style>
    <style:style style:name="T46" style:family="text">
      <style:text-properties officeooo:rsid="00af4414"/>
    </style:style>
    <style:style style:name="T47" style:family="text">
      <style:text-properties fo:font-style="italic" officeooo:rsid="00af4414" style:font-style-asian="italic" style:font-style-complex="italic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0afca7b" style:font-style-asian="normal" style:font-style-complex="normal"/>
    </style:style>
    <style:style style:name="T50" style:family="text">
      <style:text-properties fo:font-style="normal" officeooo:rsid="00b14b16" style:font-style-asian="normal" style:font-style-complex="normal"/>
    </style:style>
    <style:style style:name="T51" style:family="text">
      <style:text-properties fo:font-style="normal" officeooo:rsid="00ba9533" style:font-style-asian="normal" style:font-style-complex="normal"/>
    </style:style>
    <style:style style:name="T52" style:family="text">
      <style:text-properties fo:font-style="normal" officeooo:rsid="00bb7d24" style:font-style-asian="normal" style:font-style-complex="normal"/>
    </style:style>
    <style:style style:name="T53" style:family="text">
      <style:text-properties officeooo:rsid="00b14b16"/>
    </style:style>
    <style:style style:name="T54" style:family="text">
      <style:text-properties officeooo:rsid="00b4260b"/>
    </style:style>
    <style:style style:name="T55" style:family="text">
      <style:text-properties officeooo:rsid="00b6b5cb"/>
    </style:style>
    <style:style style:name="T56" style:family="text">
      <style:text-properties officeooo:rsid="00bd1c77"/>
    </style:style>
    <style:style style:name="T57" style:family="text">
      <style:text-properties officeooo:rsid="00bd4a77"/>
    </style:style>
    <style:style style:name="T58" style:family="text">
      <style:text-properties officeooo:rsid="00bf1302"/>
    </style:style>
    <style:style style:name="T59" style:family="text">
      <style:text-properties officeooo:rsid="00c576a9"/>
    </style:style>
    <style:style style:name="T60" style:family="text">
      <style:text-properties officeooo:rsid="00c6582d"/>
    </style:style>
    <style:style style:name="T61" style:family="text">
      <style:text-properties officeooo:rsid="00ccc7bc"/>
    </style:style>
    <style:style style:name="T62" style:family="text">
      <style:text-properties officeooo:rsid="00cf20b0"/>
    </style:style>
    <style:style style:name="T63" style:family="text">
      <style:text-properties officeooo:rsid="00d52ca3"/>
    </style:style>
    <style:style style:name="T64" style:family="text">
      <style:text-properties officeooo:rsid="00d5f221"/>
    </style:style>
    <style:style style:name="T65" style:family="text">
      <style:text-properties officeooo:rsid="00d78dc3"/>
    </style:style>
    <style:style style:name="T66" style:family="text">
      <style:text-properties officeooo:rsid="00d8a1b2"/>
    </style:style>
    <style:style style:name="T67" style:family="text">
      <style:text-properties officeooo:rsid="00d8f419"/>
    </style:style>
    <style:style style:name="T68" style:family="text">
      <style:text-properties officeooo:rsid="00dd19cf"/>
    </style:style>
    <style:style style:name="T69" style:family="text">
      <style:text-properties officeooo:rsid="00e0cd3d"/>
    </style:style>
    <style:style style:name="T70" style:family="text">
      <style:text-properties officeooo:rsid="00e0cf76"/>
    </style:style>
    <style:style style:name="T71" style:family="text">
      <style:text-properties officeooo:rsid="00e3cfcc"/>
    </style:style>
    <style:style style:name="T72" style:family="text">
      <style:text-properties officeooo:rsid="00e5f0c9"/>
    </style:style>
    <style:style style:name="T73" style:family="text">
      <style:text-properties style:font-name="DejaVu Sans Light3" style:font-name-asian="DejaVu Sans Light3" style:font-name-complex="DejaVu Sans Light3"/>
    </style:style>
    <style:style style:name="T74" style:family="text">
      <style:text-properties style:font-name="DejaVu Sans Light3" fo:font-size="20pt" fo:font-weight="bold" style:font-name-asian="DejaVu Sans Light3" style:font-weight-asian="bold" style:font-name-complex="DejaVu Sans Light3" style:font-weight-complex="bold"/>
    </style:style>
    <style:style style:name="T75" style:family="text">
      <style:text-properties style:font-name="DejaVu Sans Light3" fo:font-weight="bold" style:font-name-asian="DejaVu Sans Light3" style:font-weight-asian="bold" style:font-name-complex="DejaVu Sans Light3" style:font-weight-complex="bold"/>
    </style:style>
    <style:style style:name="T76" style:family="text">
      <style:text-properties style:font-name="DejaVu Sans Light3" fo:font-weight="bold" officeooo:rsid="00fd8d71" style:font-name-asian="DejaVu Sans Light3" style:font-weight-asian="bold" style:font-name-complex="DejaVu Sans Light3" style:font-weight-complex="bold"/>
    </style:style>
    <style:style style:name="T77" style:family="text">
      <style:text-properties officeooo:rsid="00f289a9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0f37c22"/>
    </style:style>
    <style:style style:name="T80" style:family="text">
      <style:text-properties officeooo:rsid="00f89516"/>
    </style:style>
    <style:style style:name="T81" style:family="text">
      <style:text-properties officeooo:rsid="00fb4930"/>
    </style:style>
    <style:style style:name="Sect1" style:family="section">
      <style:section-properties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/>
      <text:p text:style-name="Title"/>
      <text:p text:style-name="P103"><text:span text:style-name="T14">Ambu</text:span><text:span text:style-name="T3"><text:line-break/></text:span></text:p>
      <text:p text:style-name="P103">Auxiliary Language Handbook<text:line-break/></text:p>
      <text:p text:style-name="Subtitle"><text:span text:style-name="Distinct">Patrick Bowen</text:span><text:span text:style-name="T40"><text:line-break/><text:line-break/>April 2018</text:span></text:p>
      <text:h text:style-name="P119" text:outline-level="1"><text:bookmark-start text:name="__RefHeading___Toc119_4198987437"/>Index<text:bookmark-end text:name="__RefHeading___Toc119_4198987437"/></text:h>
      <text:table-of-content text:style-name="Sect1" text:protected="true" text:name="Table of Contents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0"><text:a xlink:type="simple" xlink:href="#__RefHeading___Toc119_4198987437" text:style-name="Index_20_Link" text:visited-style-name="Index_20_Link">Index<text:tab/>1</text:a></text:p>
          <text:p text:style-name="P120"><text:a xlink:type="simple" xlink:href="#__RefHeading___Toc121_4198987437" text:style-name="Index_20_Link" text:visited-style-name="Index_20_Link">Abstract<text:tab/>2</text:a></text:p>
          <text:p text:style-name="P120"><text:a xlink:type="simple" xlink:href="#__RefHeading___Toc123_4198987437" text:style-name="Index_20_Link" text:visited-style-name="Index_20_Link">*Phonology &amp; Orthography<text:tab/>3</text:a></text:p>
          <text:p text:style-name="P143"><text:a xlink:type="simple" xlink:href="#__RefHeading___Toc1429_859431890" text:style-name="Index_20_Link" text:visited-style-name="Index_20_Link">Alphabet<text:tab/>3</text:a></text:p>
          <text:p text:style-name="P143"><text:a xlink:type="simple" xlink:href="#__RefHeading___Toc1431_859431890" text:style-name="Index_20_Link" text:visited-style-name="Index_20_Link">Writing<text:tab/>4</text:a></text:p>
          <text:p text:style-name="P143"><text:a xlink:type="simple" xlink:href="#__RefHeading___Toc6017_608886240" text:style-name="Index_20_Link" text:visited-style-name="Index_20_Link">*Loan Words<text:tab/>4</text:a></text:p>
          <text:p text:style-name="P120"><text:a xlink:type="simple" xlink:href="#__RefHeading___Toc125_4198987437" text:style-name="Index_20_Link" text:visited-style-name="Index_20_Link">*Morphology<text:tab/>5</text:a></text:p>
          <text:p text:style-name="P120"><text:a xlink:type="simple" xlink:href="#__RefHeading___Toc514_4198987437" text:style-name="Index_20_Link" text:visited-style-name="Index_20_Link">*Features<text:tab/>6</text:a></text:p>
          <text:p text:style-name="P143"><text:a xlink:type="simple" xlink:href="#__RefHeading___Toc516_4198987437" text:style-name="Index_20_Link" text:visited-style-name="Index_20_Link">Pronouns<text:tab/>6</text:a></text:p>
          <text:p text:style-name="P143"><text:a xlink:type="simple" xlink:href="#__RefHeading___Toc1144_4198987437" text:style-name="Index_20_Link" text:visited-style-name="Index_20_Link">Copulas<text:tab/>7</text:a></text:p>
          <text:p text:style-name="P143"><text:a xlink:type="simple" xlink:href="#__RefHeading___Toc1146_4198987437" text:style-name="Index_20_Link" text:visited-style-name="Index_20_Link">Tense Markers<text:tab/>7</text:a></text:p>
          <text:p text:style-name="P143"><text:a xlink:type="simple" xlink:href="#__RefHeading___Toc1476_4198987437" text:style-name="Index_20_Link" text:visited-style-name="Index_20_Link">Articles<text:tab/>8</text:a></text:p>
          <text:p text:style-name="P143"><text:a xlink:type="simple" xlink:href="#__RefHeading___Toc1478_4198987437" text:style-name="Index_20_Link" text:visited-style-name="Index_20_Link">Descriptors<text:tab/>9</text:a></text:p>
          <text:p text:style-name="P143"><text:a xlink:type="simple" xlink:href="#__RefHeading___Toc1136_859431890" text:style-name="Index_20_Link" text:visited-style-name="Index_20_Link">*Spacials &amp; Chronologicals<text:tab/>10</text:a></text:p>
          <text:p text:style-name="P143"><text:a xlink:type="simple" xlink:href="#__RefHeading___Toc8799_608886240" text:style-name="Index_20_Link" text:visited-style-name="Index_20_Link">*Conditionals<text:tab/>12</text:a></text:p>
          <text:p text:style-name="P143"><text:a xlink:type="simple" xlink:href="#__RefHeading___Toc8801_608886240" text:style-name="Index_20_Link" text:visited-style-name="Index_20_Link">*Numbers<text:tab/>13</text:a></text:p>
          <text:p text:style-name="P143"><text:a xlink:type="simple" xlink:href="#__RefHeading___Toc8847_608886240" text:style-name="Index_20_Link" text:visited-style-name="Index_20_Link">*Measurements<text:tab/>13</text:a></text:p>
          <text:p text:style-name="P120"><text:a xlink:type="simple" xlink:href="#__RefHeading___Toc1138_859431890" text:style-name="Index_20_Link" text:visited-style-name="Index_20_Link">*Grammar<text:tab/>14</text:a></text:p>
          <text:p text:style-name="P143"><text:a xlink:type="simple" xlink:href="#__RefHeading___Toc1148_859431890" text:style-name="Index_20_Link" text:visited-style-name="Index_20_Link">*Word Order<text:tab/>14</text:a></text:p>
          <text:p text:style-name="P143"><text:a xlink:type="simple" xlink:href="#__RefHeading___Toc8803_608886240" text:style-name="Index_20_Link" text:visited-style-name="Index_20_Link">*Word structure<text:tab/>15</text:a></text:p>
          <text:p text:style-name="P143"><text:a xlink:type="simple" xlink:href="#__RefHeading___Toc1403_859431890" text:style-name="Index_20_Link" text:visited-style-name="Index_20_Link">Sentence Structure<text:tab/>15</text:a></text:p>
          <text:p text:style-name="P120"><text:a xlink:type="simple" xlink:href="#__RefHeading___Toc127_4198987437" text:style-name="Index_20_Link" text:visited-style-name="Index_20_Link">*Examples<text:tab/>16</text:a></text:p>
          <text:p text:style-name="P120"><text:a xlink:type="simple" xlink:href="#__RefHeading___Toc129_4198987437" text:style-name="Index_20_Link" text:visited-style-name="Index_20_Link">*Lexicon<text:tab/>18</text:a></text:p>
          <text:p text:style-name="P143"><text:a xlink:type="simple" xlink:href="#__RefHeading___Toc1282_859431890" text:style-name="Index_20_Link" text:visited-style-name="Index_20_Link">Suffixes<text:tab/>18</text:a></text:p>
          <text:p text:style-name="P143"><text:a xlink:type="simple" xlink:href="#__RefHeading___Toc1286_859431890" text:style-name="Index_20_Link" text:visited-style-name="Index_20_Link">*Ambu to English<text:tab/>19</text:a></text:p>
          <text:p text:style-name="P143"><text:a xlink:type="simple" xlink:href="#__RefHeading___Toc5973_608886240" text:style-name="Index_20_Link" text:visited-style-name="Index_20_Link">English to Ambu<text:tab/>20</text:a></text:p>
          <text:p text:style-name="P143"><text:a xlink:type="simple" xlink:href="#__RefHeading___Toc5975_608886240" text:style-name="Index_20_Link" text:visited-style-name="Index_20_Link">*Proper Nouns<text:tab/>21</text:a></text:p>
          <text:p text:style-name="P120"><text:a xlink:type="simple" xlink:href="#__RefHeading___Toc131_4198987437" text:style-name="Index_20_Link" text:visited-style-name="Index_20_Link">*Glossary<text:tab/>22</text:a></text:p>
          <text:p text:style-name="P120"><text:a xlink:type="simple" xlink:href="#__RefHeading___Toc133_4198987437" text:style-name="Index_20_Link" text:visited-style-name="Index_20_Link">Online<text:tab/>22</text:a></text:p>
        </text:index-body>
      </text:table-of-content>
      <text:p text:style-name="P6"/>
      <text:h text:style-name="P104" text:outline-level="1"><text:bookmark-start text:name="__RefHeading___Toc121_4198987437"/>Abstract<text:bookmark-end text:name="__RefHeading___Toc121_4198987437"/></text:h>
      <text:p text:style-name="Text_20_body">Ambu is my latest constructed language<text:span text:style-name="T72"> (conlang)</text:span> project, in the form of an 'auxiliary' language. Its goals are to be<text:span text:style-name="T53"> minimal and subsequently</text:span> easily spoken, understood, and <text:span text:style-name="T46">adoptable</text:span> by <text:span text:style-name="T46">anyone of any language. It is </text:span><text:span text:style-name="T47">a priori</text:span><text:span text:style-name="T49">, meaning its concepts </text:span><text:span text:style-name="T50">&amp;</text:span><text:span text:style-name="T49"> lexicon are </text:span><text:span text:style-name="T50">not based upon pre-existing language.</text:span><text:span text:style-name="T51"> However, I</text:span><text:span text:style-name="T52"> have noticed some</text:span><text:span text:style-name="T51"> Germanic/Italic influences</text:span><text:span text:style-name="T52"> slipping in!</text:span></text:p>
      <text:p text:style-name="P17"><text:span text:style-name="T50">T</text:span><text:span text:style-name="T48">his handbook serves as its only grammatical guide, in testimony to its minimalistic approach.</text:span></text:p>
      <text:p text:style-name="P14">Started in April, 2018.</text:p>
      <text:h text:style-name="P104" text:outline-level="1"><text:bookmark-start text:name="__RefHeading___Toc123_4198987437"/><text:span text:style-name="T24">*</text:span>Phonology &amp; Orthography<text:bookmark-end text:name="__RefHeading___Toc123_4198987437"/></text:h>
      <text:h text:style-name="Heading_20_2" text:outline-level="2"><text:bookmark-start text:name="__RefHeading___Toc1429_859431890"/>Alphabet<text:bookmark-end text:name="__RefHeading___Toc1429_859431890"/></text:h>
      <table:table table:name="Alphabet" table:style-name="Alphabet">
        <table:table-column table:style-name="Alphabet.A"/>
        <table:table-column table:style-name="Alphabet.B"/>
        <table:table-row>
          <table:table-cell table:style-name="Alphabet.A1" office:value-type="string">
            <table:table table:name="Table2" table:style-name="Table2" table:template-name="House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Table_20_Heading">Vowel</text:p>
                </table:table-cell>
                <table:table-cell table:style-name="Table2.B1" office:value-type="string">
                  <text:p text:style-name="Table_20_Heading">IPA</text:p>
                </table:table-cell>
              </table:table-row>
              <table:table-row>
                <table:table-cell table:style-name="Table2.A2" office:value-type="string">
                  <text:p text:style-name="Table_20_Contents">i</text:p>
                </table:table-cell>
                <table:table-cell table:style-name="Table2.B2" office:value-type="string">
                  <text:p text:style-name="Table_20_Contents">/i/</text:p>
                </table:table-cell>
              </table:table-row>
              <table:table-row>
                <table:table-cell table:style-name="Table2.A2" office:value-type="string">
                  <text:p text:style-name="Table_20_Contents">e</text:p>
                </table:table-cell>
                <table:table-cell table:style-name="Table2.B2" office:value-type="string">
                  <text:p text:style-name="Table_20_Contents">/ɛ/</text:p>
                </table:table-cell>
              </table:table-row>
              <table:table-row>
                <table:table-cell table:style-name="Table2.A2" office:value-type="string">
                  <text:p text:style-name="Table_20_Contents">a</text:p>
                </table:table-cell>
                <table:table-cell table:style-name="Table2.B2" office:value-type="string">
                  <text:p text:style-name="Table_20_Contents">/a/</text:p>
                </table:table-cell>
              </table:table-row>
              <table:table-row>
                <table:table-cell table:style-name="Table2.A2" office:value-type="string">
                  <text:p text:style-name="Table_20_Contents">o</text:p>
                </table:table-cell>
                <table:table-cell table:style-name="Table2.B2" office:value-type="string">
                  <text:p text:style-name="Table_20_Contents"><text:span text:style-name="T43">/</text:span>ɒ<text:span text:style-name="T43">/</text:span></text:p>
                </table:table-cell>
              </table:table-row>
              <table:table-row table:style-name="Table2.1">
                <table:table-cell table:style-name="Table2.A2" office:value-type="string">
                  <text:p text:style-name="Table_20_Contents">u</text:p>
                </table:table-cell>
                <table:table-cell table:style-name="Table2.B2" office:value-type="string">
                  <text:p text:style-name="Table_20_Contents">/u/</text:p>
                </table:table-cell>
              </table:table-row>
              <table:table-row>
                <table:table-cell table:style-name="Table2.A2" office:value-type="string">
                  <text:p text:style-name="Table_20_Contents">q</text:p>
                </table:table-cell>
                <table:table-cell table:style-name="Table2.B2" office:value-type="string">
                  <text:p text:style-name="Table_20_Contents">/ə/</text:p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office:value-type="string">
                    <text:p text:style-name="P51">Loan</text:p>
                  </table:table-cell>
                  <table:table-cell table:style-name="Table4.B1" office:value-type="string">
                    <text:p text:style-name="P51">IPA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82">j</text:p>
                </table:table-cell>
                <table:table-cell table:style-name="Table4.B2" office:value-type="string">
                  <text:p text:style-name="P83">/<text:span text:style-name="T43">j/</text:span></text:p>
                </table:table-cell>
              </table:table-row>
            </table:table>
            <text:p text:style-name="P3"/>
          </table:table-cell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header-rows>
                <table:table-row>
                  <table:table-cell table:style-name="Table3.A1" office:value-type="string">
                    <text:p text:style-name="Table_20_Heading">Consonant</text:p>
                  </table:table-cell>
                  <table:table-cell table:style-name="Table3.B1" office:value-type="string">
                    <text:p text:style-name="Table_20_Heading">IPA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m</text:p>
                </table:table-cell>
                <table:table-cell table:style-name="Table3.B2" office:value-type="string">
                  <text:p text:style-name="Table_20_Contents">/m/</text:p>
                </table:table-cell>
              </table:table-row>
              <table:table-row>
                <table:table-cell table:style-name="Table3.A2" office:value-type="string">
                  <text:p text:style-name="Table_20_Contents">n</text:p>
                </table:table-cell>
                <table:table-cell table:style-name="Table3.B2" office:value-type="string">
                  <text:p text:style-name="Table_20_Contents">/n/</text:p>
                </table:table-cell>
              </table:table-row>
              <table:table-row>
                <table:table-cell table:style-name="Table3.A2" office:value-type="string">
                  <text:p text:style-name="Table_20_Contents">t</text:p>
                </table:table-cell>
                <table:table-cell table:style-name="Table3.B2" office:value-type="string">
                  <text:p text:style-name="Table_20_Contents">/t/</text:p>
                </table:table-cell>
              </table:table-row>
              <table:table-row>
                <table:table-cell table:style-name="Table3.A2" office:value-type="string">
                  <text:p text:style-name="Table_20_Contents">d</text:p>
                </table:table-cell>
                <table:table-cell table:style-name="Table3.B2" office:value-type="string">
                  <text:p text:style-name="Table_20_Contents">/d/</text:p>
                </table:table-cell>
              </table:table-row>
              <table:table-row>
                <table:table-cell table:style-name="Table3.A2" office:value-type="string">
                  <text:p text:style-name="Table_20_Contents">k</text:p>
                </table:table-cell>
                <table:table-cell table:style-name="Table3.B2" office:value-type="string">
                  <text:p text:style-name="Table_20_Contents">/k/</text:p>
                </table:table-cell>
              </table:table-row>
              <table:table-row>
                <table:table-cell table:style-name="Table3.A2" office:value-type="string">
                  <text:p text:style-name="Table_20_Contents">p</text:p>
                </table:table-cell>
                <table:table-cell table:style-name="Table3.B2" office:value-type="string">
                  <text:p text:style-name="Table_20_Contents">/p/</text:p>
                </table:table-cell>
              </table:table-row>
              <table:table-row>
                <table:table-cell table:style-name="Table3.A2" office:value-type="string">
                  <text:p text:style-name="Table_20_Contents">b</text:p>
                </table:table-cell>
                <table:table-cell table:style-name="Table3.B2" office:value-type="string">
                  <text:p text:style-name="Table_20_Contents">/b/</text:p>
                </table:table-cell>
              </table:table-row>
              <table:table-row>
                <table:table-cell table:style-name="Table3.A2" office:value-type="string">
                  <text:p text:style-name="Table_20_Contents">s</text:p>
                </table:table-cell>
                <table:table-cell table:style-name="Table3.B2" office:value-type="string">
                  <text:p text:style-name="Table_20_Contents">/s/</text:p>
                </table:table-cell>
              </table:table-row>
              <table:table-row>
                <table:table-cell table:style-name="Table3.A2" office:value-type="string">
                  <text:p text:style-name="Table_20_Contents">z</text:p>
                </table:table-cell>
                <table:table-cell table:style-name="Table3.B2" office:value-type="string">
                  <text:p text:style-name="Table_20_Contents">/z/</text:p>
                </table:table-cell>
              </table:table-row>
              <table:table-row>
                <table:table-cell table:style-name="Table3.A2" office:value-type="string">
                  <text:p text:style-name="Table_20_Contents">w</text:p>
                </table:table-cell>
                <table:table-cell table:style-name="Table3.B2" office:value-type="string">
                  <text:p text:style-name="Table_20_Contents">/w/</text:p>
                </table:table-cell>
              </table:table-row>
            </table:table>
            <text:p text:style-name="P2"/>
          </table:table-cell>
        </table:table-row>
      </table:table>
      <text:p text:style-name="P7"/>
      <text:p text:style-name="P11">The full alphabet is therefore:</text:p>
      <text:p text:style-name="P12"><text:span text:style-name="T27">i e a o u </text:span><text:span text:style-name="T32">q </text:span><text:span text:style-name="T27">m n t d k p b s z </text:span><text:span text:style-name="T28">w (j)</text:span></text:p>
      <text:h text:style-name="P132" text:outline-level="2"><text:bookmark-start text:name="__RefHeading___Toc1431_859431890"/>Writing<text:bookmark-end text:name="__RefHeading___Toc1431_859431890"/></text:h>
      <text:list xml:id="list761082957" text:style-name="L1">
        <text:list-item>
          <text:p text:style-name="P112">The initial of a sentence is a capital.</text:p>
        </text:list-item>
        <text:list-item>
          <text:p text:style-name="P112">The initial of a proper-noun is a capital.</text:p>
        </text:list-item>
        <text:list-item>
          <text:p text:style-name="P112">Sentences finish with a period (<text:span text:style-name="T26">.</text:span>), or question mark (<text:span text:style-name="T26">?</text:span>) if a question, or exclamation mark (<text:span text:style-name="T26">!</text:span>) if an exclamation.</text:p>
        </text:list-item>
        <text:list-item>
          <text:p text:style-name="P113">A comma (<text:span text:style-name="T26">,</text:span>) separates clauses.</text:p>
        </text:list-item>
        <text:list-item>
          <text:p text:style-name="P114">Vowels of double length are duplicated, e.g. aa.</text:p>
        </text:list-item>
      </text:list>
      <text:h text:style-name="P128" text:outline-level="2"><text:bookmark-start text:name="__RefHeading___Toc6017_608886240"/>*Loan Words<text:bookmark-end text:name="__RefHeading___Toc6017_608886240"/></text:h>
      <text:p text:style-name="P13"/>
      <text:h text:style-name="P104" text:outline-level="1"><text:bookmark-start text:name="__RefHeading___Toc125_4198987437"/><text:span text:style-name="T24">*</text:span>Morphology<text:bookmark-end text:name="__RefHeading___Toc125_4198987437"/></text:h>
      <text:p text:style-name="Text_20_body">CVCV, VCCV</text:p>
      <text:p text:style-name="P22">VmnV</text:p>
      <text:h text:style-name="P104" text:outline-level="1"><text:bookmark-start text:name="__RefHeading___Toc514_4198987437"/><text:span text:style-name="T63">*</text:span>Features<text:bookmark-end text:name="__RefHeading___Toc514_4198987437"/></text:h>
      <text:h text:style-name="Heading_20_2" text:outline-level="2"><text:bookmark-start text:name="__RefHeading___Toc516_4198987437"/>Pronouns<text:bookmark-end text:name="__RefHeading___Toc516_4198987437"/></text:h>
      <table:table table:name="Pronouns" table:style-name="Pronouns">
        <table:table-column table:style-name="Pronouns.A"/>
        <table:table-column table:style-name="Pronouns.B"/>
        <table:table-column table:style-name="Pronouns.C"/>
        <table:table-column table:style-name="Pronouns.D"/>
        <table:table-header-rows>
          <table:table-row>
            <table:table-cell table:style-name="Pronouns.A1" office:value-type="string">
              <text:p text:style-name="P37">Person</text:p>
            </table:table-cell>
            <table:table-cell table:style-name="Pronouns.A1" office:value-type="string">
              <text:p text:style-name="P37">Gloss<text:span text:style-name="T10">ary</text:span></text:p>
            </table:table-cell>
            <table:table-cell table:style-name="Pronouns.A1" office:value-type="string">
              <text:p text:style-name="P37">English</text:p>
            </table:table-cell>
            <table:table-cell table:style-name="Pronouns.D1" office:value-type="string">
              <text:p text:style-name="P37">Ambu<text:span text:style-name="T10"> Pronoun</text:span></text:p>
            </table:table-cell>
          </table:table-row>
        </table:table-header-rows>
        <table:table-row>
          <table:table-cell table:style-name="Pronouns.A2" office:value-type="string">
            <text:p text:style-name="P55">1st</text:p>
          </table:table-cell>
          <table:table-cell table:style-name="Pronouns.A2" office:value-type="string">
            <text:p text:style-name="P55">1</text:p>
          </table:table-cell>
          <table:table-cell table:style-name="Pronouns.A2" office:value-type="string">
            <text:p text:style-name="P55">I</text:p>
          </table:table-cell>
          <table:table-cell table:style-name="Pronouns.D2" office:value-type="string">
            <text:p text:style-name="P61">i</text:p>
          </table:table-cell>
        </table:table-row>
        <table:table-row>
          <table:table-cell table:style-name="Pronouns.A2" office:value-type="string">
            <text:p text:style-name="P55">2nd</text:p>
          </table:table-cell>
          <table:table-cell table:style-name="Pronouns.A2" office:value-type="string">
            <text:p text:style-name="P55">2</text:p>
          </table:table-cell>
          <table:table-cell table:style-name="Pronouns.A2" office:value-type="string">
            <text:p text:style-name="P55">you</text:p>
          </table:table-cell>
          <table:table-cell table:style-name="Pronouns.D2" office:value-type="string">
            <text:p text:style-name="P61">e</text:p>
          </table:table-cell>
        </table:table-row>
        <table:table-row>
          <table:table-cell table:style-name="Pronouns.A2" office:value-type="string">
            <text:p text:style-name="P55">3rd</text:p>
          </table:table-cell>
          <table:table-cell table:style-name="Pronouns.A2" office:value-type="string">
            <text:p text:style-name="Table_20_Contents">3</text:p>
          </table:table-cell>
          <table:table-cell table:style-name="Pronouns.A2" office:value-type="string">
            <text:p text:style-name="P55">them/they</text:p>
          </table:table-cell>
          <table:table-cell table:style-name="Pronouns.D2" office:value-type="string">
            <text:p text:style-name="P61">a</text:p>
          </table:table-cell>
        </table:table-row>
        <table:table-row>
          <table:table-cell table:style-name="Pronouns.A2" office:value-type="string">
            <text:p text:style-name="P55">reflexive</text:p>
          </table:table-cell>
          <table:table-cell table:style-name="Pronouns.A2" office:value-type="string">
            <text:p text:style-name="P90">0</text:p>
          </table:table-cell>
          <table:table-cell table:style-name="Pronouns.A2" office:value-type="string">
            <text:p text:style-name="Table_20_Contents">self</text:p>
          </table:table-cell>
          <table:table-cell table:style-name="Pronouns.D2" office:value-type="string">
            <text:p text:style-name="P57">o</text:p>
          </table:table-cell>
        </table:table-row>
        <table:table-row>
          <table:table-cell table:style-name="Pronouns.A2" office:value-type="string">
            <text:p text:style-name="P55">1st + 2nd</text:p>
          </table:table-cell>
          <table:table-cell table:style-name="Pronouns.A2" office:value-type="string">
            <text:p text:style-name="Table_20_Contents">1+2</text:p>
          </table:table-cell>
          <table:table-cell table:style-name="Pronouns.A2" office:value-type="string">
            <text:p text:style-name="Table_20_Contents">we/us (inclusive)</text:p>
          </table:table-cell>
          <table:table-cell table:style-name="Pronouns.D2" office:value-type="string">
            <text:p text:style-name="P69">ie</text:p>
          </table:table-cell>
        </table:table-row>
        <table:table-row>
          <table:table-cell table:style-name="Pronouns.A2" office:value-type="string">
            <text:p text:style-name="P55">1st + 3rd</text:p>
          </table:table-cell>
          <table:table-cell table:style-name="Pronouns.A2" office:value-type="string">
            <text:p text:style-name="Table_20_Contents">1+3</text:p>
          </table:table-cell>
          <table:table-cell table:style-name="Pronouns.A2" office:value-type="string">
            <text:p text:style-name="Table_20_Contents">we/us (exclusive)</text:p>
          </table:table-cell>
          <table:table-cell table:style-name="Pronouns.D2" office:value-type="string">
            <text:p text:style-name="P69">ia</text:p>
          </table:table-cell>
        </table:table-row>
        <table:table-row>
          <table:table-cell table:style-name="Pronouns.A2" office:value-type="string">
            <text:p text:style-name="P56">2nd + 3rd</text:p>
          </table:table-cell>
          <table:table-cell table:style-name="Pronouns.A2" office:value-type="string">
            <text:p text:style-name="P56">2+3</text:p>
          </table:table-cell>
          <table:table-cell table:style-name="Pronouns.A2" office:value-type="string">
            <text:p text:style-name="P56">them+you</text:p>
          </table:table-cell>
          <table:table-cell table:style-name="Pronouns.D2" office:value-type="string">
            <text:p text:style-name="P61">ea</text:p>
          </table:table-cell>
        </table:table-row>
        <table:table-row>
          <table:table-cell table:style-name="Pronouns.A2" office:value-type="string">
            <text:p text:style-name="P56">other</text:p>
          </table:table-cell>
          <table:table-cell table:style-name="Pronouns.A2" office:value-type="string">
            <text:p text:style-name="P91">0s</text:p>
          </table:table-cell>
          <table:table-cell table:style-name="Pronouns.A2" office:value-type="string">
            <text:p text:style-name="P56">each other</text:p>
          </table:table-cell>
          <table:table-cell table:style-name="Pronouns.D2" office:value-type="string">
            <text:p text:style-name="P61">u</text:p>
          </table:table-cell>
        </table:table-row>
      </table:table>
      <text:h text:style-name="Heading_20_3" text:outline-level="3"><text:bookmark-start text:name="__RefHeading___Toc518_4198987437"/>Suffixes<text:bookmark-end text:name="__RefHeading___Toc518_4198987437"/></text:h>
      <table:table table:name="PronounSuffixes" table:style-name="PronounSuffixes">
        <table:table-column table:style-name="PronounSuffixes.A"/>
        <table:table-column table:style-name="PronounSuffixes.B"/>
        <table:table-column table:style-name="PronounSuffixes.C"/>
        <table:table-header-rows>
          <table:table-row>
            <table:table-cell table:style-name="PronounSuffixes.A1" office:value-type="string">
              <text:p text:style-name="P38">Suffix</text:p>
            </table:table-cell>
            <table:table-cell table:style-name="PronounSuffixes.A1" office:value-type="string">
              <text:p text:style-name="P38">Glossary</text:p>
            </table:table-cell>
            <table:table-cell table:style-name="PronounSuffixes.C1" office:value-type="string">
              <text:p text:style-name="P38">Ambu Pronoun Suffix</text:p>
            </table:table-cell>
          </table:table-row>
        </table:table-header-rows>
        <table:table-row>
          <table:table-cell table:style-name="PronounSuffixes.A2" office:value-type="string">
            <text:p text:style-name="P72">of (possessive)</text:p>
          </table:table-cell>
          <table:table-cell table:style-name="PronounSuffixes.B2" office:value-type="string">
            <text:p text:style-name="P72">-p</text:p>
          </table:table-cell>
          <table:table-cell table:style-name="PronounSuffixes.C2" office:value-type="string">
            <text:p text:style-name="P58">-n</text:p>
          </table:table-cell>
        </table:table-row>
        <table:table-row>
          <table:table-cell table:style-name="PronounSuffixes.A2" office:value-type="string">
            <text:p text:style-name="P72">plural</text:p>
          </table:table-cell>
          <table:table-cell table:style-name="PronounSuffixes.B3" office:value-type="string">
            <text:p text:style-name="P72">-s</text:p>
          </table:table-cell>
          <table:table-cell table:style-name="PronounSuffixes.C2" office:value-type="string">
            <text:p text:style-name="P58">-s</text:p>
          </table:table-cell>
        </table:table-row>
        <table:table-row>
          <table:table-cell table:style-name="PronounSuffixes.A2" office:value-type="string">
            <text:p text:style-name="P72">possessive plural</text:p>
          </table:table-cell>
          <table:table-cell table:style-name="PronounSuffixes.A2" office:value-type="string">
            <text:p text:style-name="P72">-ps</text:p>
          </table:table-cell>
          <table:table-cell table:style-name="PronounSuffixes.C2" office:value-type="string">
            <text:p text:style-name="P60">-ns</text:p>
          </table:table-cell>
        </table:table-row>
      </table:table>
      <text:h text:style-name="Heading_20_2" text:outline-level="2"><text:bookmark-start text:name="__RefHeading___Toc1144_4198987437"/><text:soft-page-break/>Copulas<text:bookmark-end text:name="__RefHeading___Toc1144_4198987437"/></text:h>
      <table:table table:name="Copulas" table:style-name="Copulas">
        <table:table-column table:style-name="Copulas.A"/>
        <table:table-column table:style-name="Copulas.B"/>
        <table:table-column table:style-name="Copulas.C"/>
        <table:table-header-rows>
          <table:table-row>
            <table:table-cell table:style-name="Copulas.A1" office:value-type="string">
              <text:p text:style-name="P40">Tense</text:p>
            </table:table-cell>
            <table:table-cell table:style-name="Copulas.A1" office:value-type="string">
              <text:p text:style-name="P40">Glossary</text:p>
            </table:table-cell>
            <table:table-cell table:style-name="Copulas.C1" office:value-type="string">
              <text:p text:style-name="P40">Ambu Copula</text:p>
            </table:table-cell>
          </table:table-row>
        </table:table-header-rows>
        <table:table-row>
          <table:table-cell table:style-name="Copulas.A2" office:value-type="string">
            <text:p text:style-name="P73">past</text:p>
          </table:table-cell>
          <table:table-cell table:style-name="Copulas.A2" office:value-type="string">
            <text:p text:style-name="P73">[past]</text:p>
          </table:table-cell>
          <table:table-cell table:style-name="Copulas.C2" office:value-type="string">
            <text:p text:style-name="P62">si</text:p>
          </table:table-cell>
        </table:table-row>
        <table:table-row>
          <table:table-cell table:style-name="Copulas.A2" office:value-type="string">
            <text:p text:style-name="P73">present</text:p>
          </table:table-cell>
          <table:table-cell table:style-name="Copulas.A2" office:value-type="string">
            <text:p text:style-name="P73">[pres]</text:p>
          </table:table-cell>
          <table:table-cell table:style-name="Copulas.C2" office:value-type="string">
            <text:p text:style-name="P62">sa</text:p>
          </table:table-cell>
        </table:table-row>
        <table:table-row>
          <table:table-cell table:style-name="Copulas.A2" office:value-type="string">
            <text:p text:style-name="P73">future</text:p>
          </table:table-cell>
          <table:table-cell table:style-name="Copulas.A2" office:value-type="string">
            <text:p text:style-name="P73">[futu]</text:p>
          </table:table-cell>
          <table:table-cell table:style-name="Copulas.C2" office:value-type="string">
            <text:p text:style-name="P62">su</text:p>
          </table:table-cell>
        </table:table-row>
      </table:table>
      <text:h text:style-name="P139" text:outline-level="3">Suffix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9">Suffix</text:p>
            </table:table-cell>
            <table:table-cell table:style-name="Table1.A1" office:value-type="string">
              <text:p text:style-name="P39">Glossary</text:p>
            </table:table-cell>
            <table:table-cell table:style-name="Table1.C1" office:value-type="string">
              <text:p text:style-name="P39">Ambu <text:span text:style-name="T11">Copula</text:span> Suffix</text:p>
            </table:table-cell>
          </table:table-row>
        </table:table-header-rows>
        <table:table-row>
          <table:table-cell table:style-name="Table1.A2" office:value-type="string">
            <text:p text:style-name="P76">negative</text:p>
          </table:table-cell>
          <table:table-cell table:style-name="Table1.B2" office:value-type="string">
            <text:p text:style-name="P76">-(!)</text:p>
          </table:table-cell>
          <table:table-cell table:style-name="Table1.C2" office:value-type="string">
            <text:p text:style-name="P59">-<text:span text:style-name="T22">n</text:span></text:p>
          </table:table-cell>
        </table:table-row>
      </table:table>
      <text:h text:style-name="Heading_20_2" text:outline-level="2"><text:bookmark-start text:name="__RefHeading___Toc1146_4198987437"/>Tense Marker<text:span text:style-name="T66">s</text:span><text:bookmark-end text:name="__RefHeading___Toc1146_4198987437"/></text:h>
      <table:table table:name="TenseMarker" table:style-name="TenseMarker">
        <table:table-column table:style-name="TenseMarker.A"/>
        <table:table-column table:style-name="TenseMarker.B"/>
        <table:table-column table:style-name="TenseMarker.C"/>
        <table:table-header-rows>
          <table:table-row>
            <table:table-cell table:style-name="TenseMarker.A1" office:value-type="string">
              <text:p text:style-name="P41">Tense</text:p>
            </table:table-cell>
            <table:table-cell table:style-name="TenseMarker.A1" office:value-type="string">
              <text:p text:style-name="P41">Glossary</text:p>
            </table:table-cell>
            <table:table-cell table:style-name="TenseMarker.C1" office:value-type="string">
              <text:p text:style-name="P43">Ambu Tense Marker</text:p>
            </table:table-cell>
          </table:table-row>
        </table:table-header-rows>
        <table:table-row>
          <table:table-cell table:style-name="TenseMarker.A2" office:value-type="string">
            <text:p text:style-name="P74">past</text:p>
          </table:table-cell>
          <table:table-cell table:style-name="TenseMarker.A2" office:value-type="string">
            <text:p text:style-name="P74">(past)</text:p>
          </table:table-cell>
          <table:table-cell table:style-name="TenseMarker.C2" office:value-type="string">
            <text:p text:style-name="P63">ni</text:p>
          </table:table-cell>
        </table:table-row>
        <table:table-row>
          <table:table-cell table:style-name="TenseMarker.A2" office:value-type="string">
            <text:p text:style-name="P74">preset</text:p>
          </table:table-cell>
          <table:table-cell table:style-name="TenseMarker.A2" office:value-type="string">
            <text:p text:style-name="P74">(pres)</text:p>
          </table:table-cell>
          <table:table-cell table:style-name="TenseMarker.C2" office:value-type="string">
            <text:p text:style-name="P63">na</text:p>
          </table:table-cell>
        </table:table-row>
        <table:table-row>
          <table:table-cell table:style-name="TenseMarker.A2" office:value-type="string">
            <text:p text:style-name="P74">future</text:p>
          </table:table-cell>
          <table:table-cell table:style-name="TenseMarker.A2" office:value-type="string">
            <text:p text:style-name="P74">(futu)</text:p>
          </table:table-cell>
          <table:table-cell table:style-name="TenseMarker.C2" office:value-type="string">
            <text:p text:style-name="P63">nu</text:p>
          </table:table-cell>
        </table:table-row>
        <table:table-row>
          <table:table-cell table:style-name="TenseMarker.A2" office:value-type="string">
            <text:p text:style-name="P74">ever</text:p>
          </table:table-cell>
          <table:table-cell table:style-name="TenseMarker.A2" office:value-type="string">
            <text:p text:style-name="P74">(ever)</text:p>
          </table:table-cell>
          <table:table-cell table:style-name="TenseMarker.C2" office:value-type="string">
            <text:p text:style-name="P63">no</text:p>
          </table:table-cell>
        </table:table-row>
        <table:table-row>
          <table:table-cell table:style-name="TenseMarker.A2" office:value-type="string">
            <text:p text:style-name="P74">forever</text:p>
          </table:table-cell>
          <table:table-cell table:style-name="TenseMarker.A2" office:value-type="string">
            <text:p text:style-name="P74">(cont)</text:p>
          </table:table-cell>
          <table:table-cell table:style-name="TenseMarker.C2" office:value-type="string">
            <text:p text:style-name="P63">ne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29" text:outline-level="2"><text:bookmark-start text:name="__RefHeading___Toc1476_4198987437"/><text:soft-page-break/>Articles<text:bookmark-end text:name="__RefHeading___Toc1476_4198987437"/></text:h>
      <table:table table:name="Articles" table:style-name="Articles">
        <table:table-column table:style-name="Articles.A"/>
        <table:table-column table:style-name="Articles.B"/>
        <table:table-column table:style-name="Articles.C"/>
        <table:table-header-rows>
          <table:table-row>
            <table:table-cell table:style-name="Articles.A1" office:value-type="string">
              <text:p text:style-name="P42">English</text:p>
            </table:table-cell>
            <table:table-cell table:style-name="Articles.A1" office:value-type="string">
              <text:p text:style-name="P42">Glossary</text:p>
            </table:table-cell>
            <table:table-cell table:style-name="Articles.C1" office:value-type="string">
              <text:p text:style-name="P44">Ambu Article</text:p>
            </table:table-cell>
          </table:table-row>
        </table:table-header-rows>
        <table:table-row>
          <table:table-cell table:style-name="Articles.A2" office:value-type="string">
            <text:p text:style-name="Table_20_Contents">this</text:p>
            <text:p text:style-name="Table_20_Contents">(<text:span text:style-name="T18">near me)</text:span></text:p>
          </table:table-cell>
          <table:table-cell table:style-name="Articles.A2" office:value-type="string">
            <text:p text:style-name="Table_20_Contents"><text:span text:style-name="T21">{</text:span>1x<text:span text:style-name="T21">}</text:span></text:p>
          </table:table-cell>
          <table:table-cell table:style-name="Articles.C2" office:value-type="string">
            <text:p text:style-name="P57">p<text:span text:style-name="T19">i</text:span></text:p>
          </table:table-cell>
        </table:table-row>
        <table:table-row>
          <table:table-cell table:style-name="Articles.A2" office:value-type="string">
            <text:p text:style-name="Table_20_Contents">that<text:span text:style-name="T18">/it/those</text:span></text:p>
            <text:p text:style-name="Table_20_Contents">(near you)</text:p>
          </table:table-cell>
          <table:table-cell table:style-name="Articles.A2" office:value-type="string">
            <text:p text:style-name="Table_20_Contents"><text:span text:style-name="T21">{</text:span>2x<text:span text:style-name="T21">}</text:span></text:p>
          </table:table-cell>
          <table:table-cell table:style-name="Articles.C2" office:value-type="string">
            <text:p text:style-name="P57">p<text:span text:style-name="T19">e</text:span></text:p>
          </table:table-cell>
        </table:table-row>
        <table:table-row>
          <table:table-cell table:style-name="Articles.A2" office:value-type="string">
            <text:p text:style-name="P75">this<text:span text:style-name="T23">/these</text:span></text:p>
            <text:p text:style-name="P75">(near us)</text:p>
          </table:table-cell>
          <table:table-cell table:style-name="Articles.A2" office:value-type="string">
            <text:p text:style-name="P75"><text:span text:style-name="T21">{</text:span>1x2<text:span text:style-name="T21">}</text:span></text:p>
          </table:table-cell>
          <table:table-cell table:style-name="Articles.C2" office:value-type="string">
            <text:p text:style-name="P64">pie</text:p>
          </table:table-cell>
        </table:table-row>
        <table:table-row>
          <table:table-cell table:style-name="Articles.A2" office:value-type="string">
            <text:p text:style-name="Table_20_Contents">that/it<text:span text:style-name="T23">/those</text:span></text:p>
            <text:p text:style-name="Table_20_Contents">(away from us)</text:p>
          </table:table-cell>
          <table:table-cell table:style-name="Articles.A2" office:value-type="string">
            <text:p text:style-name="Table_20_Contents"><text:span text:style-name="T21">{</text:span>3x<text:span text:style-name="T21">}</text:span></text:p>
          </table:table-cell>
          <table:table-cell table:style-name="Articles.C2" office:value-type="string">
            <text:p text:style-name="P57">p<text:span text:style-name="T19">a</text:span></text:p>
          </table:table-cell>
        </table:table-row>
        <table:table-row>
          <table:table-cell table:style-name="Articles.A2" office:value-type="string">
            <text:p text:style-name="Table_20_Contents">a/an</text:p>
          </table:table-cell>
          <table:table-cell table:style-name="Articles.A2" office:value-type="string">
            <text:p text:style-name="Table_20_Contents"><text:span text:style-name="T21">{</text:span>idef<text:span text:style-name="T21">}</text:span></text:p>
          </table:table-cell>
          <table:table-cell table:style-name="Articles.C2" office:value-type="string">
            <text:p text:style-name="P57">p<text:span text:style-name="T19">o</text:span></text:p>
          </table:table-cell>
        </table:table-row>
        <table:table-row>
          <table:table-cell table:style-name="Articles.A2" office:value-type="string">
            <text:p text:style-name="Table_20_Contents">the</text:p>
          </table:table-cell>
          <table:table-cell table:style-name="Articles.A2" office:value-type="string">
            <text:p text:style-name="Table_20_Contents"><text:span text:style-name="T21">{</text:span>def<text:span text:style-name="T21">}</text:span></text:p>
          </table:table-cell>
          <table:table-cell table:style-name="Articles.C2" office:value-type="string">
            <text:p text:style-name="P57">p<text:span text:style-name="T19">u</text:span></text:p>
          </table:table-cell>
        </table:table-row>
      </table:table>
      <text:h text:style-name="Heading_20_3" text:outline-level="3">Suffixes</text:h>
      <table:table table:name="ArticlesSuffixes" table:style-name="ArticlesSuffixes">
        <table:table-column table:style-name="ArticlesSuffixes.A"/>
        <table:table-column table:style-name="ArticlesSuffixes.B"/>
        <table:table-column table:style-name="ArticlesSuffixes.C"/>
        <table:table-header-rows>
          <table:table-row>
            <table:table-cell table:style-name="ArticlesSuffixes.A1" office:value-type="string">
              <text:p text:style-name="P48">Suffix</text:p>
            </table:table-cell>
            <table:table-cell table:style-name="ArticlesSuffixes.A1" office:value-type="string">
              <text:p text:style-name="P48">Glossary</text:p>
            </table:table-cell>
            <table:table-cell table:style-name="ArticlesSuffixes.C1" office:value-type="string">
              <text:p text:style-name="P45">Ambu Article Suffix</text:p>
            </table:table-cell>
          </table:table-row>
        </table:table-header-rows>
        <table:table-row>
          <table:table-cell table:style-name="ArticlesSuffixes.A2" office:value-type="string">
            <text:p text:style-name="P76">of (possessive)</text:p>
          </table:table-cell>
          <table:table-cell table:style-name="ArticlesSuffixes.A2" office:value-type="string">
            <text:p text:style-name="P76">-p</text:p>
          </table:table-cell>
          <table:table-cell table:style-name="ArticlesSuffixes.C2" office:value-type="string">
            <text:p text:style-name="P65">-p</text:p>
          </table:table-cell>
        </table:table-row>
      </table:table>
      <text:p text:style-name="Text_20_body"/>
      <text:h text:style-name="P133" text:outline-level="2"><text:bookmark-start text:name="__RefHeading___Toc1478_4198987437"/>Descriptor<text:span text:style-name="T66">s</text:span><text:bookmark-end text:name="__RefHeading___Toc1478_4198987437"/></text:h>
      <table:table table:name="Question" table:style-name="Question">
        <table:table-column table:style-name="Question.A"/>
        <table:table-column table:style-name="Question.B"/>
        <table:table-column table:style-name="Question.C"/>
        <table:table-header-rows>
          <table:table-row>
            <table:table-cell table:style-name="Question.A1" office:value-type="string">
              <text:p text:style-name="P50">Question</text:p>
            </table:table-cell>
            <table:table-cell table:style-name="Question.A1" office:value-type="string">
              <text:p text:style-name="P50">Glossary</text:p>
            </table:table-cell>
            <table:table-cell table:style-name="Question.C1" office:value-type="string">
              <text:p text:style-name="P46">Ambu Question</text:p>
            </table:table-cell>
          </table:table-row>
        </table:table-header-rows>
        <table:table-row>
          <table:table-cell table:style-name="Question.A2" office:value-type="string">
            <text:p text:style-name="P81">what</text:p>
          </table:table-cell>
          <table:table-cell table:style-name="Question.A2" office:value-type="string">
            <text:p text:style-name="P81"><text:span text:style-name="T61">?</text:span>what</text:p>
          </table:table-cell>
          <table:table-cell table:style-name="Question.C2" office:value-type="string">
            <text:p text:style-name="P66">fi</text:p>
          </table:table-cell>
        </table:table-row>
        <table:table-row>
          <table:table-cell table:style-name="Question.A2" office:value-type="string">
            <text:p text:style-name="P81">which</text:p>
          </table:table-cell>
          <table:table-cell table:style-name="Question.A2" office:value-type="string">
            <text:p text:style-name="P81"><text:span text:style-name="T61">?</text:span>which</text:p>
          </table:table-cell>
          <table:table-cell table:style-name="Question.C2" office:value-type="string">
            <text:p text:style-name="P66">fi<text:span text:style-name="T56">n</text:span></text:p>
          </table:table-cell>
        </table:table-row>
        <table:table-row>
          <table:table-cell table:style-name="Question.A2" office:value-type="string">
            <text:p text:style-name="P81">where</text:p>
          </table:table-cell>
          <table:table-cell table:style-name="Question.A2" office:value-type="string">
            <text:p text:style-name="P81"><text:span text:style-name="T61">?</text:span>where</text:p>
          </table:table-cell>
          <table:table-cell table:style-name="Question.C2" office:value-type="string">
            <text:p text:style-name="P66">fe</text:p>
          </table:table-cell>
        </table:table-row>
        <table:table-row>
          <table:table-cell table:style-name="Question.A2" office:value-type="string">
            <text:p text:style-name="P81">when</text:p>
          </table:table-cell>
          <table:table-cell table:style-name="Question.A2" office:value-type="string">
            <text:p text:style-name="P81"><text:span text:style-name="T61">?</text:span>when</text:p>
          </table:table-cell>
          <table:table-cell table:style-name="Question.C2" office:value-type="string">
            <text:p text:style-name="P66">fen</text:p>
          </table:table-cell>
        </table:table-row>
        <table:table-row>
          <table:table-cell table:style-name="Question.A2" office:value-type="string">
            <text:p text:style-name="P81">how</text:p>
          </table:table-cell>
          <table:table-cell table:style-name="Question.A2" office:value-type="string">
            <text:p text:style-name="P81"><text:span text:style-name="T61">?</text:span>how</text:p>
          </table:table-cell>
          <table:table-cell table:style-name="Question.C2" office:value-type="string">
            <text:p text:style-name="P66">fa</text:p>
          </table:table-cell>
        </table:table-row>
        <table:table-row>
          <table:table-cell table:style-name="Question.A2" office:value-type="string">
            <text:p text:style-name="P81">why</text:p>
          </table:table-cell>
          <table:table-cell table:style-name="Question.A2" office:value-type="string">
            <text:p text:style-name="P81"><text:span text:style-name="T61">?</text:span>why</text:p>
          </table:table-cell>
          <table:table-cell table:style-name="Question.C2" office:value-type="string">
            <text:p text:style-name="P66">fan</text:p>
          </table:table-cell>
        </table:table-row>
        <table:table-row>
          <table:table-cell table:style-name="Question.A2" office:value-type="string">
            <text:p text:style-name="P81">who</text:p>
          </table:table-cell>
          <table:table-cell table:style-name="Question.A2" office:value-type="string">
            <text:p text:style-name="P81"><text:span text:style-name="T61">?</text:span>who</text:p>
          </table:table-cell>
          <table:table-cell table:style-name="Question.C2" office:value-type="string">
            <text:p text:style-name="P66">fo</text:p>
          </table:table-cell>
        </table:table-row>
        <table:table-row>
          <table:table-cell table:style-name="Question.A2" office:value-type="string">
            <text:p text:style-name="P81">how much</text:p>
          </table:table-cell>
          <table:table-cell table:style-name="Question.A2" office:value-type="string">
            <text:p text:style-name="P81"><text:span text:style-name="T61">?</text:span>much</text:p>
          </table:table-cell>
          <table:table-cell table:style-name="Question.C2" office:value-type="string">
            <text:p text:style-name="P66">fu</text:p>
          </table:table-cell>
        </table:table-row>
        <table:table-row>
          <table:table-cell table:style-name="Question.A2" office:value-type="string">
            <text:p text:style-name="P81">how many</text:p>
          </table:table-cell>
          <table:table-cell table:style-name="Question.A2" office:value-type="string">
            <text:p text:style-name="P81"><text:span text:style-name="T61">?</text:span>many</text:p>
          </table:table-cell>
          <table:table-cell table:style-name="Question.C2" office:value-type="string">
            <text:p text:style-name="P66">fun</text:p>
          </table:table-cell>
        </table:table-row>
      </table:table>
      <text:p text:style-name="P19"/>
      <text:p text:style-name="P19">'Who' encompasses animate or once animate beings.</text:p>
      <text:h text:style-name="P134" text:outline-level="2"><text:bookmark-start text:name="__RefHeading___Toc1136_859431890"/>*Spacials &amp; Chronologicals<text:bookmark-end text:name="__RefHeading___Toc1136_859431890"/></text:h>
      <text:h text:style-name="Heading_20_3" text:outline-level="3">Spacial<text:span text:style-name="T66">s</text:span></text:h>
      <text:h text:style-name="Heading_20_4" text:outline-level="4">Travel</text:h>
      <table:table table:name="SpacialTravel" table:style-name="SpacialTravel">
        <table:table-column table:style-name="SpacialTravel.A"/>
        <table:table-column table:style-name="SpacialTravel.B"/>
        <table:table-column table:style-name="SpacialTravel.C"/>
        <table:table-row>
          <table:table-cell table:style-name="SpacialTravel.A1" office:value-type="string">
            <text:p text:style-name="P95">here <text:span text:style-name="T26">sti</text:span></text:p>
          </table:table-cell>
          <table:table-cell table:style-name="SpacialTravel.A1" office:value-type="string">
            <text:p text:style-name="Table_20_Contents">anywhere<text:span text:style-name="T77"> </text:span><text:span text:style-name="T31">stie</text:span></text:p>
            <text:p text:style-name="P96">nowhere <text:span text:style-name="T26">stien</text:span></text:p>
          </table:table-cell>
          <table:table-cell table:style-name="SpacialTravel.C1" office:value-type="string">
            <text:p text:style-name="P95">there <text:span text:style-name="T26">ste</text:span></text:p>
          </table:table-cell>
        </table:table-row>
        <table:table-row>
          <table:table-cell table:style-name="SpacialTravel.A2" office:value-type="string">
            <text:p text:style-name="P94">source <text:span text:style-name="T26">s</text:span><text:span text:style-name="T32">t</text:span><text:span text:style-name="T36">in</text:span></text:p>
          </table:table-cell>
          <table:table-cell table:style-name="SpacialTravel.A2" office:value-type="string">
            <text:p text:style-name="P94"><text:span text:style-name="T74">→</text:span></text:p>
          </table:table-cell>
          <table:table-cell table:style-name="SpacialTravel.C2" office:value-type="string">
            <text:p text:style-name="P94">destination <text:span text:style-name="T32">st</text:span><text:span text:style-name="T36">en</text:span></text:p>
          </table:table-cell>
        </table:table-row>
        <table:table-row>
          <table:table-cell table:style-name="SpacialTravel.A2" office:value-type="string">
            <text:p text:style-name="Table_20_Contents"><text:span text:style-name="T26">↑</text:span> up <text:span text:style-name="T26">st</text:span><text:span text:style-name="T36">a</text:span></text:p>
          </table:table-cell>
          <table:table-cell table:style-name="SpacialTravel.A2" office:value-type="string">
            <text:p text:style-name="Table_20_Contents"><text:span text:style-name="T26">🛑</text:span> stop<text:span text:style-name="T80"> </text:span><text:span text:style-name="T34">st</text:span><text:span text:style-name="T36">an</text:span></text:p>
          </table:table-cell>
          <table:table-cell table:style-name="SpacialTravel.C2" office:value-type="string">
            <text:p text:style-name="P126"><text:span text:style-name="T75">↓</text:span><text:span text:style-name="T73"> down </text:span><text:span text:style-name="T75">st</text:span><text:span text:style-name="T76">o</text:span></text:p>
          </table:table-cell>
        </table:table-row>
        <table:table-row>
          <table:table-cell table:style-name="SpacialTravel.A2" office:value-type="string">
            <text:p text:style-name="P94"><text:span text:style-name="T79">away</text:span> <text:span text:style-name="T26">s</text:span><text:span text:style-name="T32">tu</text:span></text:p>
          </table:table-cell>
          <table:table-cell table:style-name="SpacialTravel.A2" office:value-type="string">
            <text:p text:style-name="P127">continue <text:span text:style-name="T26">stun</text:span></text:p>
            <text:p text:style-name="P121">→</text:p>
            <text:p text:style-name="Table_20_Contents">across <text:span text:style-name="T26">st</text:span><text:span text:style-name="T39">uq</text:span></text:p>
            <text:p text:style-name="Table_20_Contents">through <text:span text:style-name="T26">st</text:span><text:span text:style-name="T39">qu</text:span></text:p>
          </table:table-cell>
          <table:table-cell table:style-name="SpacialTravel.C2" office:value-type="string">
            <text:p text:style-name="P94"><text:span text:style-name="T79">toward</text:span> <text:span text:style-name="T26">s</text:span><text:span text:style-name="T32">tq</text:span></text:p>
          </table:table-cell>
        </table:table-row>
      </table:table>
      <text:h text:style-name="Heading_20_4" text:outline-level="4">Position</text:h>
      <table:table table:name="SpacialPosition" table:style-name="SpacialPosition">
        <table:table-column table:style-name="SpacialPosition.A"/>
        <table:table-column table:style-name="SpacialPosition.B"/>
        <table:table-column table:style-name="SpacialPosition.C"/>
        <table:table-row>
          <table:table-cell table:style-name="SpacialPosition.A1" office:value-type="string">
            <text:p text:style-name="P101">in front <text:span text:style-name="T26">ski</text:span></text:p>
          </table:table-cell>
          <table:table-cell table:style-name="SpacialPosition.B1" office:value-type="string">
            <text:p text:style-name="P99">above<text:span text:style-name="T79"> </text:span><text:span text:style-name="T33">ska</text:span> </text:p>
          </table:table-cell>
          <table:table-cell table:style-name="SpacialPosition.C1" office:value-type="string">
            <text:p text:style-name="P101">behind <text:span text:style-name="T26">ske</text:span></text:p>
          </table:table-cell>
        </table:table-row>
        <table:table-row>
          <table:table-cell table:style-name="SpacialPosition.A2" office:value-type="string">
            <text:p text:style-name="P100">adjacent<text:span text:style-name="T79">/beside</text:span></text:p>
            <text:p text:style-name="P70">sku</text:p>
          </table:table-cell>
          <table:table-cell table:style-name="SpacialPosition.B2" office:value-type="string">
            <text:p text:style-name="P97">in <text:span text:style-name="T26">skua</text:span></text:p>
            <text:p text:style-name="P98">out <text:span text:style-name="T26">skqa</text:span></text:p>
          </table:table-cell>
          <table:table-cell table:style-name="SpacialPosition.C2" office:value-type="string">
            <text:p text:style-name="P101">opposite</text:p>
            <text:p text:style-name="P70">skq</text:p>
          </table:table-cell>
        </table:table-row>
        <table:table-row>
          <table:table-cell table:style-name="SpacialPosition.A3" office:value-type="string">
            <text:p text:style-name="P101">on<text:span text:style-name="T80">/over</text:span> <text:span text:style-name="T26">spa</text:span></text:p>
          </table:table-cell>
          <table:table-cell table:style-name="SpacialPosition.B3" office:value-type="string">
            <text:p text:style-name="P99">below<text:span text:style-name="T80">/under</text:span> <text:span text:style-name="T33">sko</text:span></text:p>
          </table:table-cell>
          <table:table-cell table:style-name="SpacialPosition.A3" office:value-type="string">
            <text:p text:style-name="P101">off <text:span text:style-name="T26">spo</text:span></text:p>
          </table:table-cell>
        </table:table-row>
        <table:table-row>
          <table:table-cell table:style-name="SpacialPosition.A4" office:value-type="string">
            <text:p text:style-name="P102">left</text:p>
            <text:p text:style-name="P71">spi</text:p>
          </table:table-cell>
          <table:table-cell table:style-name="SpacialPosition.B2" office:value-type="string">
            <text:p text:style-name="P101">middle/between</text:p>
            <text:p text:style-name="P70">spu</text:p>
          </table:table-cell>
          <table:table-cell table:style-name="SpacialPosition.C4" office:value-type="string">
            <text:p text:style-name="P102">right</text:p>
            <text:p text:style-name="P71">spe</text:p>
          </table:table-cell>
        </table:table-row>
        <table:table-row>
          <table:table-cell table:style-name="SpacialPosition.A5" office:value-type="string">
            <text:p text:style-name="P122">beyond <text:span text:style-name="T26">sw</text:span><text:span text:style-name="T38">e</text:span></text:p>
          </table:table-cell>
          <table:table-cell table:style-name="SpacialPosition.B5" office:value-type="string">
            <text:p text:style-name="Table_20_Contents">among<text:span text:style-name="T81"> </text:span><text:span text:style-name="T35">spq</text:span></text:p>
          </table:table-cell>
          <table:table-cell table:style-name="SpacialPosition.C5" office:value-type="string">
            <text:p text:style-name="P122">around <text:span text:style-name="T26">swa</text:span></text:p>
          </table:table-cell>
        </table:table-row>
        <table:table-row>
          <table:table-cell table:style-name="SpacialPosition.A6" office:value-type="string">
            <text:p text:style-name="P123">near<text:span text:style-name="T81">/close</text:span> <text:span text:style-name="T26">sw</text:span><text:span text:style-name="T37">q</text:span></text:p>
          </table:table-cell>
          <table:table-cell table:style-name="SpacialPosition.B6" office:value-type="string">
            <text:p text:style-name="P124"><text:span text:style-name="T78">with</text:span><text:span text:style-name="T26"> sw</text:span><text:span text:style-name="T38">i</text:span></text:p>
          </table:table-cell>
          <table:table-cell table:style-name="SpacialPosition.C6" office:value-type="string">
            <text:p text:style-name="P123">far <text:span text:style-name="T26">sw</text:span><text:span text:style-name="T37">u</text:span></text:p>
          </table:table-cell>
        </table:table-row>
      </table:table>
      <text:p text:style-name="P116"/>
      <text:h text:style-name="Heading_20_3" text:outline-level="3"><text:soft-page-break/><text:span text:style-name="T67">*</text:span>Chronological<text:span text:style-name="T66">s</text:span></text:h>
      <text:p text:style-name="P30">up to now, up to X</text:p>
      <text:p text:style-name="P30">eventually</text:p>
      <text:p text:style-name="P30">previously</text:p>
      <text:p text:style-name="P30">now</text:p>
      <text:p text:style-name="P30">later</text:p>
      <text:p text:style-name="P27">once, X</text:p>
      <text:p text:style-name="P23">since</text:p>
      <text:p text:style-name="P27">until</text:p>
      <text:p text:style-name="P23">again</text:p>
      <text:p text:style-name="P26">while/as<text:span text:style-name="T68">, meanwhile, amid</text:span></text:p>
      <text:p text:style-name="P23">then</text:p>
      <text:p text:style-name="P27">consequently</text:p>
      <text:p text:style-name="P27">instantly</text:p>
      <text:p text:style-name="P27">whenever</text:p>
      <text:p text:style-name="P27">during</text:p>
      <text:p text:style-name="P27">suddenly</text:p>
      <text:p text:style-name="P27">shortly</text:p>
      <text:p text:style-name="P27">firstly, Xly</text:p>
      <text:p text:style-name="P27">finally</text:p>
      <text:p text:style-name="P33"><text:soft-page-break/>start</text:p>
      <text:p text:style-name="P33">finish</text:p>
      <text:p text:style-name="P28">http://www.smart-words.org/linking-words/transition-words.html</text:p>
      <text:h text:style-name="Heading_20_3" text:outline-level="3"><text:span text:style-name="T67">*</text:span>Chronospacial<text:span text:style-name="T66">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54">Chronospacial</text:p>
            </table:table-cell>
            <table:table-cell table:style-name="Table6.A1" office:value-type="string">
              <text:p text:style-name="P54">Glossary</text:p>
            </table:table-cell>
            <table:table-cell table:style-name="Table6.C1" office:value-type="string">
              <text:p text:style-name="P54">Ambu Chronospacial</text:p>
            </table:table-cell>
          </table:table-row>
        </table:table-header-rows>
        <table:table-row>
          <table:table-cell table:style-name="Table6.A2" office:value-type="string">
            <text:p text:style-name="P93">before<text:span text:style-name="T67">, previous</text:span></text:p>
          </table:table-cell>
          <table:table-cell table:style-name="Table6.A2" office:value-type="string">
            <text:p text:style-name="P93">@before</text:p>
          </table:table-cell>
          <table:table-cell table:style-name="Table6.C2" office:value-type="string">
            <text:p text:style-name="P67"/>
          </table:table-cell>
        </table:table-row>
        <table:table-row>
          <table:table-cell table:style-name="Table6.A2" office:value-type="string">
            <text:p text:style-name="P93">after<text:span text:style-name="T67">, next</text:span></text:p>
          </table:table-cell>
          <table:table-cell table:style-name="Table6.A2" office:value-type="string">
            <text:p text:style-name="P93">@after</text:p>
          </table:table-cell>
          <table:table-cell table:style-name="Table6.C2" office:value-type="string">
            <text:p text:style-name="P67"/>
          </table:table-cell>
        </table:table-row>
      </table:table>
      <text:h text:style-name="P130" text:outline-level="2"><text:bookmark-start text:name="__RefHeading___Toc8799_608886240"/>*Conditionals<text:bookmark-end text:name="__RefHeading___Toc8799_608886240"/></text:h>
      <text:p text:style-name="P25">if, if not</text:p>
      <text:p text:style-name="P25">should, could, would</text:p>
      <text:p text:style-name="P25">can, can't</text:p>
      <text:p text:style-name="P27">as long as</text:p>
      <text:h text:style-name="P135" text:outline-level="2"><text:bookmark-start text:name="__RefHeading___Toc8801_608886240"/>*Numbers<text:bookmark-end text:name="__RefHeading___Toc8801_608886240"/></text:h>
      <text:p text:style-name="P24"/>
      <text:h text:style-name="Heading_20_2" text:outline-level="2"><text:bookmark-start text:name="__RefHeading___Toc8847_608886240"/><text:span text:style-name="T71">*</text:span>Measurements<text:bookmark-end text:name="__RefHeading___Toc8847_608886240"/></text:h>
      <text:p text:style-name="P117">some</text:p>
      <text:p text:style-name="P117">all</text:p>
      <text:p text:style-name="P29">http://www.enchantedlearning.com/wordlist/time.shtml</text:p>
      <text:h text:style-name="P107" text:outline-level="1"><text:bookmark-start text:name="__RefHeading___Toc1138_859431890"/><text:span text:style-name="T63">*</text:span>Grammar<text:bookmark-end text:name="__RefHeading___Toc1138_859431890"/></text:h>
      <text:h text:style-name="Heading_20_2" text:outline-level="2"><text:bookmark-start text:name="__RefHeading___Toc1148_859431890"/><text:span text:style-name="T63">*Word</text:span> Order<text:bookmark-end text:name="__RefHeading___Toc1148_859431890"/></text:h>
      <text:h text:style-name="P140" text:outline-level="3">Genre</text:h>
      <text:list xml:id="list2243710232" text:style-name="L2">
        <text:list-item>
          <text:p text:style-name="P115">Adjectives follow the noun/verb they describe.</text:p>
        </text:list-item>
      </text:list>
      <text:h text:style-name="Heading_20_3" text:outline-level="3"><text:span text:style-name="T63">*</text:span>Features</text:h>
      <table:table table:name="FeatureOrder" table:style-name="FeatureOrder">
        <table:table-column table:style-name="FeatureOrder.A"/>
        <table:table-column table:style-name="FeatureOrder.B"/>
        <table:table-header-rows>
          <table:table-row>
            <table:table-cell table:style-name="FeatureOrder.A1" office:value-type="string">
              <text:p text:style-name="P49">Feature</text:p>
            </table:table-cell>
            <table:table-cell table:style-name="FeatureOrder.B1" office:value-type="string">
              <text:p text:style-name="P49">Order</text:p>
            </table:table-cell>
          </table:table-row>
        </table:table-header-rows>
        <table:table-row>
          <table:table-cell table:style-name="FeatureOrder.A2" office:value-type="string">
            <text:p text:style-name="P77">Pronoun</text:p>
          </table:table-cell>
          <table:table-cell table:style-name="FeatureOrder.B2" office:value-type="string">
            <text:p text:style-name="P77">pronoun noun</text:p>
          </table:table-cell>
        </table:table-row>
        <table:table-row>
          <table:table-cell table:style-name="FeatureOrder.A2" office:value-type="string">
            <text:p text:style-name="P77">Copula</text:p>
          </table:table-cell>
          <table:table-cell table:style-name="FeatureOrder.B2" office:value-type="string">
            <text:p text:style-name="P77">X copula Y</text:p>
          </table:table-cell>
        </table:table-row>
        <table:table-row>
          <table:table-cell table:style-name="FeatureOrder.A2" office:value-type="string">
            <text:p text:style-name="P77">Tense Marker</text:p>
          </table:table-cell>
          <table:table-cell table:style-name="FeatureOrder.B2" office:value-type="string">
            <text:p text:style-name="P77">sentence/verb tense-marker</text:p>
          </table:table-cell>
        </table:table-row>
        <table:table-row>
          <table:table-cell table:style-name="FeatureOrder.A2" office:value-type="string">
            <text:p text:style-name="P77">Article</text:p>
          </table:table-cell>
          <table:table-cell table:style-name="FeatureOrder.B2" office:value-type="string">
            <text:p text:style-name="P77">article noun/adjective/verb</text:p>
          </table:table-cell>
        </table:table-row>
        <table:table-row>
          <table:table-cell table:style-name="FeatureOrder.A2" office:value-type="string">
            <text:p text:style-name="P89">Descriptor</text:p>
          </table:table-cell>
          <table:table-cell table:style-name="FeatureOrder.B2" office:value-type="string">
            <text:p text:style-name="P80">noun/verb/adjective descriptor</text:p>
          </table:table-cell>
        </table:table-row>
        <table:table-row>
          <table:table-cell table:style-name="FeatureOrder.A2" office:value-type="string">
            <text:p text:style-name="P78">Spacial</text:p>
          </table:table-cell>
          <table:table-cell table:style-name="FeatureOrder.B2" office:value-type="string">
            <text:p text:style-name="P79"><text:span text:style-name="T25">(pronoun) </text:span>spacial noun</text:p>
          </table:table-cell>
        </table:table-row>
        <table:table-row>
          <table:table-cell table:style-name="FeatureOrder.A2" office:value-type="string">
            <text:p text:style-name="P92">Chronological</text:p>
          </table:table-cell>
          <table:table-cell table:style-name="FeatureOrder.B2" office:value-type="string">
            <text:p text:style-name="P92"/>
          </table:table-cell>
        </table:table-row>
      </table:table>
      <text:h text:style-name="Heading_20_3" text:outline-level="3">Compound<text:span text:style-name="T69">s</text:span></text:h>
      <text:p text:style-name="P32">compound nouns, verbs<text:span text:style-name="T70">, adjectives</text:span></text:p>
      <text:h text:style-name="P136" text:outline-level="2"><text:bookmark-start text:name="__RefHeading___Toc8803_608886240"/>*Word structure<text:bookmark-end text:name="__RefHeading___Toc8803_608886240"/></text:h>
      <text:h text:style-name="P141" text:outline-level="3">*Adjective Superlatives</text:h>
      <text:p text:style-name="P31"/>
      <text:h text:style-name="P131" text:outline-level="2"><text:bookmark-start text:name="__RefHeading___Toc1403_859431890"/>Sentence Structure<text:bookmark-end text:name="__RefHeading___Toc1403_859431890"/></text:h>
      <text:h text:style-name="P142" text:outline-level="3">Question Asking</text:h>
      <text:p text:style-name="P20">When asking a question, the possible statement is made (e.g. Are you hungry? Is rather You are hungry?), and the final vowel of words within inquiry is double length.<text:span text:style-name="T61"> The glossary for a word within inquiry is </text:span><text:span text:style-name="T30">-?</text:span><text:span text:style-name="T61">.</text:span></text:p>
      <text:h text:style-name="Heading_20_3" text:outline-level="3"><text:span text:style-name="T62">I</text:span>mperative</text:h>
      <text:p text:style-name="P21">When declaring an imperative, the possible statement is made (e.g. You clean the bath!).</text:p>
      <text:h text:style-name="Heading_20_3" text:outline-level="3">Verb Transitivity</text:h>
      <text:p text:style-name="P22">All verbs can be used transitively (with an object), in which their carrying out is applied to a supplied object (e.g. She sang him, He grew the plant, It rains the car).</text:p>
      <text:h text:style-name="P105" text:outline-level="1"><text:bookmark-start text:name="__RefHeading___Toc127_4198987437"/><text:span text:style-name="T64">*</text:span>Examples<text:bookmark-end text:name="__RefHeading___Toc127_4198987437"/></text:h>
      <table:table table:name="Examples" table:style-name="Examples">
        <table:table-column table:style-name="Examples.A"/>
        <table:table-column table:style-name="Examples.B"/>
        <table:table-column table:style-name="Examples.C"/>
        <table:table-header-rows>
          <table:table-row>
            <table:table-cell table:style-name="Examples.A1" office:value-type="string">
              <text:p text:style-name="P35">English</text:p>
            </table:table-cell>
            <table:table-cell table:style-name="Examples.A1" office:value-type="string">
              <text:p text:style-name="P35">Glossary</text:p>
            </table:table-cell>
            <table:table-cell table:style-name="Examples.C1" office:value-type="string">
              <text:p text:style-name="P36">Ambu</text:p>
            </table:table-cell>
          </table:table-row>
        </table:table-header-rows>
        <table:table-row>
          <table:table-cell table:style-name="Examples.A2" office:value-type="string">
            <text:p text:style-name="Table_20_Contents_20_Left">Peter walks.</text:p>
          </table:table-cell>
          <table:table-cell table:style-name="Examples.A2" office:value-type="string">
            <text:p text:style-name="Table_20_Contents_20_Left">Peter walk</text:p>
          </table:table-cell>
          <table:table-cell table:style-name="Examples.C2" office:value-type="string">
            <text:p text:style-name="Table_20_Contents_20_Left">Piter ambi.</text:p>
          </table:table-cell>
        </table:table-row>
        <table:table-row>
          <table:table-cell table:style-name="Examples.A2" office:value-type="string">
            <text:p text:style-name="Table_20_Contents_20_Left">... is walking.</text:p>
          </table:table-cell>
          <table:table-cell table:style-name="Examples.A2" office:value-type="string">
            <text:p text:style-name="Table_20_Contents_20_Left">... walk (pres)</text:p>
          </table:table-cell>
          <table:table-cell table:style-name="Examples.C2" office:value-type="string">
            <text:p text:style-name="Table_20_Contents_20_Left">... ambi na.</text:p>
          </table:table-cell>
        </table:table-row>
        <table:table-row>
          <table:table-cell table:style-name="Examples.A2" office:value-type="string">
            <text:p text:style-name="Table_20_Contents_20_Left">... walked.</text:p>
          </table:table-cell>
          <table:table-cell table:style-name="Examples.A2" office:value-type="string">
            <text:p text:style-name="Table_20_Contents_20_Left">... walk (past)</text:p>
          </table:table-cell>
          <table:table-cell table:style-name="Examples.C2" office:value-type="string">
            <text:p text:style-name="Table_20_Contents_20_Left">... ambi ni.</text:p>
          </table:table-cell>
        </table:table-row>
        <table:table-row>
          <table:table-cell table:style-name="Examples.A2" office:value-type="string">
            <text:p text:style-name="Table_20_Contents_20_Left">... will walk.</text:p>
          </table:table-cell>
          <table:table-cell table:style-name="Examples.A2" office:value-type="string">
            <text:p text:style-name="Table_20_Contents_20_Left">... walk (futu)</text:p>
          </table:table-cell>
          <table:table-cell table:style-name="Examples.C2" office:value-type="string">
            <text:p text:style-name="Table_20_Contents_20_Left">... ambi nu.</text:p>
          </table:table-cell>
        </table:table-row>
        <table:table-row>
          <table:table-cell table:style-name="Examples.A2" office:value-type="string">
            <text:p text:style-name="Table_20_Contents_20_Left">... is tall.</text:p>
          </table:table-cell>
          <table:table-cell table:style-name="Examples.A2" office:value-type="string">
            <text:p text:style-name="Table_20_Contents_20_Left">... [pres] tall</text:p>
          </table:table-cell>
          <table:table-cell table:style-name="Examples.C2" office:value-type="string">
            <text:p text:style-name="Table_20_Contents_20_Left">... sa anto.</text:p>
          </table:table-cell>
        </table:table-row>
        <table:table-row>
          <table:table-cell table:style-name="Examples.A2" office:value-type="string">
            <text:p text:style-name="Table_20_Contents_20_Left">... was tall.</text:p>
          </table:table-cell>
          <table:table-cell table:style-name="Examples.A2" office:value-type="string">
            <text:p text:style-name="Table_20_Contents_20_Left">... [past] tall</text:p>
          </table:table-cell>
          <table:table-cell table:style-name="Examples.C2" office:value-type="string">
            <text:p text:style-name="Table_20_Contents_20_Left">... si anto.</text:p>
          </table:table-cell>
        </table:table-row>
        <table:table-row>
          <table:table-cell table:style-name="Examples.A2" office:value-type="string">
            <text:p text:style-name="Table_20_Contents_20_Left">... will be tall.</text:p>
          </table:table-cell>
          <table:table-cell table:style-name="Examples.A2" office:value-type="string">
            <text:p text:style-name="Table_20_Contents_20_Left">... [futu] tall</text:p>
          </table:table-cell>
          <table:table-cell table:style-name="Examples.C2" office:value-type="string">
            <text:p text:style-name="Table_20_Contents_20_Left">… <text:span text:style-name="T4">su anto.</text:span></text:p>
          </table:table-cell>
        </table:table-row>
        <table:table-row>
          <table:table-cell table:style-name="Examples.A2" office:value-type="string">
            <text:p text:style-name="Table_20_Contents_20_Left">The rabbit falls.</text:p>
          </table:table-cell>
          <table:table-cell table:style-name="Examples.A2" office:value-type="string">
            <text:p text:style-name="Table_20_Contents_20_Left"><text:span text:style-name="T21">{def}</text:span> rabbit fall</text:p>
          </table:table-cell>
          <table:table-cell table:style-name="Examples.C2" office:value-type="string">
            <text:p text:style-name="Table_20_Contents_20_Left">P<text:span text:style-name="T20">u</text:span> bune wine.</text:p>
          </table:table-cell>
        </table:table-row>
        <table:table-row>
          <table:table-cell table:style-name="Examples.A2" office:value-type="string">
            <text:p text:style-name="Table_20_Contents_20_Left">… <text:span text:style-name="T4">is falling.</text:span></text:p>
          </table:table-cell>
          <table:table-cell table:style-name="Examples.A2" office:value-type="string">
            <text:p text:style-name="Table_20_Contents_20_Left">… <text:span text:style-name="T4">fall [pres]</text:span></text:p>
          </table:table-cell>
          <table:table-cell table:style-name="Examples.C2" office:value-type="string">
            <text:p text:style-name="Table_20_Contents_20_Left">… <text:span text:style-name="T4">wine na.</text:span></text:p>
          </table:table-cell>
        </table:table-row>
        <table:table-row>
          <table:table-cell table:style-name="Examples.A2" office:value-type="string">
            <text:p text:style-name="Table_20_Contents_20_Left">… did not fall.</text:p>
          </table:table-cell>
          <table:table-cell table:style-name="Examples.A2" office:value-type="string">
            <text:p text:style-name="Table_20_Contents_20_Left">… <text:span text:style-name="T4">fall(!) (past)</text:span></text:p>
          </table:table-cell>
          <table:table-cell table:style-name="Examples.C2" office:value-type="string">
            <text:p text:style-name="Table_20_Contents_20_Left">… <text:span text:style-name="T4">winen ni.</text:span></text:p>
          </table:table-cell>
        </table:table-row>
        <table:table-row>
          <table:table-cell table:style-name="Examples.A2" office:value-type="string">
            <text:p text:style-name="Table_20_Contents_20_Left">Hello, my name is Patrick.</text:p>
          </table:table-cell>
          <table:table-cell table:style-name="Examples.A2" office:value-type="string">
            <text:p text:style-name="Table_20_Contents_20_Left"><text:span text:style-name="T5">h</text:span>ello, <text:span text:style-name="T7">1p</text:span> name <text:span text:style-name="T5">[pres]</text:span> Patrick</text:p>
          </table:table-cell>
          <table:table-cell table:style-name="Examples.C2" office:value-type="string">
            <text:p text:style-name="Table_20_Contents_20_Left">Hai, <text:span text:style-name="T56">i</text:span>n nama sa Patrik.</text:p>
          </table:table-cell>
        </table:table-row>
        <table:table-row>
          <table:table-cell table:style-name="Examples.A2" office:value-type="string">
            <text:p text:style-name="Table_20_Contents_20_Left">Oh, sorry, I didn’t know this seat was yours.</text:p>
          </table:table-cell>
          <table:table-cell table:style-name="Examples.A2" office:value-type="string">
            <text:p text:style-name="Table_20_Contents_20_Left">oh, sorry, <text:span text:style-name="T7">1 </text:span>know(!) <text:span text:style-name="T21">{1x}</text:span> seat [past] <text:span text:style-name="T57">2p</text:span></text:p>
          </table:table-cell>
          <table:table-cell table:style-name="Examples.C2" office:value-type="string">
            <text:p text:style-name="Table_20_Contents_20_Left">O, hei, <text:span text:style-name="T56">i </text:span>mimi<text:span text:style-name="T5">n</text:span> pi bume si <text:span text:style-name="T57">e</text:span>n.</text:p>
          </table:table-cell>
        </table:table-row>
        <table:table-row>
          <table:table-cell table:style-name="Examples.A2" office:value-type="string">
            <text:p text:style-name="Table_20_Contents_20_Left">It’s mine now.</text:p>
          </table:table-cell>
          <table:table-cell table:style-name="Examples.A2" office:value-type="string">
            <text:p text:style-name="P108"><text:span text:style-name="T21">{1x}</text:span> [pres] <text:span text:style-name="T7">1p</text:span> (pres)</text:p>
          </table:table-cell>
          <table:table-cell table:style-name="Examples.C2" office:value-type="string">
            <text:p text:style-name="Table_20_Contents_20_Left">Pi sa <text:span text:style-name="T56">i</text:span>n na.</text:p>
          </table:table-cell>
        </table:table-row>
        <table:table-row>
          <table:table-cell table:style-name="Examples.A2" office:value-type="string">
            <text:p text:style-name="Table_20_Contents_20_Left">It wasn’t ever mine.</text:p>
          </table:table-cell>
          <table:table-cell table:style-name="Examples.A2" office:value-type="string">
            <text:p text:style-name="Table_20_Contents_20_Left"><text:span text:style-name="T21">{1x} </text:span>[past](!) <text:span text:style-name="T56">1p</text:span> (<text:span text:style-name="T12">ever</text:span>)</text:p>
          </table:table-cell>
          <table:table-cell table:style-name="Examples.C2" office:value-type="string">
            <text:p text:style-name="Table_20_Contents_20_Left">Pi sin <text:span text:style-name="T56">i</text:span>n no.</text:p>
          </table:table-cell>
        </table:table-row>
        <text:soft-page-break/>
        <table:table-row>
          <table:table-cell table:style-name="Examples.A2" office:value-type="string">
            <text:p text:style-name="Table_20_Contents_20_Left">Where are you running?</text:p>
          </table:table-cell>
          <table:table-cell table:style-name="Examples.A2" office:value-type="string">
            <text:p text:style-name="Table_20_Contents_20_Left"><text:span text:style-name="T58">2</text:span> run <text:span text:style-name="T61">?</text:span>where?</text:p>
          </table:table-cell>
          <table:table-cell table:style-name="Examples.C2" office:value-type="string">
            <text:p text:style-name="Table_20_Contents_20_Left"><text:span text:style-name="T58">E</text:span> anbi f<text:span text:style-name="T59">ee</text:span>?</text:p>
          </table:table-cell>
        </table:table-row>
        <table:table-row>
          <table:table-cell table:style-name="Examples.A2" office:value-type="string">
            <text:p text:style-name="Table_20_Contents_20_Left">The rabbits will eat themselves.</text:p>
          </table:table-cell>
          <table:table-cell table:style-name="Examples.A2" office:value-type="string">
            <text:p text:style-name="Table_20_Contents_20_Left"><text:span text:style-name="T21">{def}</text:span> rabbit<text:span text:style-name="T6">(s)</text:span> eat <text:span text:style-name="T60">0</text:span> (futu)</text:p>
          </table:table-cell>
          <table:table-cell table:style-name="Examples.C2" office:value-type="string">
            <text:p text:style-name="Table_20_Contents_20_Left">P<text:span text:style-name="T7">u </text:span>bune<text:span text:style-name="T17">s</text:span> amni o nu.</text:p>
          </table:table-cell>
        </table:table-row>
        <table:table-row>
          <table:table-cell table:style-name="Examples.A2" office:value-type="string">
            <text:p text:style-name="Table_20_Contents_20_Left">The rabbits didn’t eat each other.</text:p>
          </table:table-cell>
          <table:table-cell table:style-name="Examples.A2" office:value-type="string">
            <text:p text:style-name="Table_20_Contents_20_Left"><text:span text:style-name="T21">{def}</text:span> rabbit<text:span text:style-name="T6">(s) eat(!) 0s (past)</text:span></text:p>
          </table:table-cell>
          <table:table-cell table:style-name="Examples.C2" office:value-type="string">
            <text:p text:style-name="Table_20_Contents_20_Left">Pu bunes amnin ou ni.</text:p>
          </table:table-cell>
        </table:table-row>
        <table:table-row>
          <table:table-cell table:style-name="Examples.A2" office:value-type="string">
            <text:p text:style-name="Table_20_Contents_20_Left">They are the dogs who saw us.</text:p>
          </table:table-cell>
          <table:table-cell table:style-name="Examples.A2" office:value-type="string">
            <text:p text:style-name="P109"><text:span text:style-name="T58">3</text:span> <text:span text:style-name="T21">{def} dog(s) is</text:span></text:p>
            <text:p text:style-name="P111">?who see 1+3 (past)</text:p>
          </table:table-cell>
          <table:table-cell table:style-name="Examples.C2" office:value-type="string">
            <text:p text:style-name="Table_20_Contents_20_Left">U pu kunas sa f<text:span text:style-name="T59">o</text:span> unti <text:span text:style-name="T56">ia</text:span> ni.</text:p>
          </table:table-cell>
        </table:table-row>
        <table:table-row table:style-name="Examples.20">
          <table:table-cell table:style-name="Examples.A2" office:value-type="string">
            <text:p text:style-name="Table_20_Contents_20_Left">The tall one won't eat.</text:p>
          </table:table-cell>
          <table:table-cell table:style-name="Examples.A2" office:value-type="string">
            <text:p text:style-name="Table_20_Contents_20_Left"><text:span text:style-name="T21">{def}</text:span> tall eat(!) (futu)</text:p>
          </table:table-cell>
          <table:table-cell table:style-name="Examples.C2" office:value-type="string">
            <text:p text:style-name="Table_20_Contents_20_Left">Pu anto amnin <text:span text:style-name="T9">nu.</text:span></text:p>
          </table:table-cell>
        </table:table-row>
        <table:table-row>
          <table:table-cell table:style-name="Examples.A2" office:value-type="string">
            <text:p text:style-name="Table_20_Contents_20_Left">Have all the leaves fallen from the tree?</text:p>
          </table:table-cell>
          <table:table-cell table:style-name="Examples.A2" office:value-type="string">
            <text:p text:style-name="Table_20_Contents_20_Left"><text:span text:style-name="T21">{def}</text:span> leaf(s) all<text:span text:style-name="T61">?</text:span> fall <text:span text:style-name="T21">{def} @from tree</text:span></text:p>
          </table:table-cell>
          <table:table-cell table:style-name="Examples.C2" office:value-type="string">
            <text:p text:style-name="Table_20_Contents_20_Left">Pu tepas bibo<text:span text:style-name="T61">o</text:span> wine<text:span text:style-name="T8"> pu ti tebu?</text:span></text:p>
          </table:table-cell>
        </table:table-row>
        <table:table-row>
          <table:table-cell table:style-name="Examples.A2" office:value-type="string">
            <text:p text:style-name="Table_20_Contents_20_Left">You've grown since I last saw you.</text:p>
          </table:table-cell>
          <table:table-cell table:style-name="Examples.A2" office:value-type="string">
            <text:p text:style-name="P110">2 grow <text:span text:style-name="T65">@since </text:span></text:p>
          </table:table-cell>
          <table:table-cell table:style-name="Examples.C2" office:value-type="string">
            <text:p text:style-name="Table_20_Contents_20_Left"/>
          </table:table-cell>
        </table:table-row>
      </table:table>
      <text:p text:style-name="P4"/>
      <text:h text:style-name="P104" text:outline-level="1"><text:bookmark-start text:name="__RefHeading___Toc129_4198987437"/><text:span text:style-name="T24">*</text:span>Lexicon<text:bookmark-end text:name="__RefHeading___Toc129_4198987437"/></text:h>
      <text:h text:style-name="Heading_20_2" text:outline-level="2"><text:bookmark-start text:name="__RefHeading___Toc1282_859431890"/>Suffixes<text:bookmark-end text:name="__RefHeading___Toc1282_859431890"/></text:h>
      <table:table table:name="LexiconSuffixes" table:style-name="LexiconSuffixes">
        <table:table-column table:style-name="LexiconSuffixes.A"/>
        <table:table-column table:style-name="LexiconSuffixes.B"/>
        <table:table-column table:style-name="LexiconSuffixes.C"/>
        <table:table-header-rows>
          <table:table-row>
            <table:table-cell table:style-name="LexiconSuffixes.A1" office:value-type="string">
              <text:p text:style-name="P53">Genre</text:p>
            </table:table-cell>
            <table:table-cell table:style-name="LexiconSuffixes.A1" office:value-type="string">
              <text:p text:style-name="P53">Speciality</text:p>
            </table:table-cell>
            <table:table-cell table:style-name="LexiconSuffixes.C1" office:value-type="string">
              <text:p text:style-name="P47">Ambu Lexicon Suffix</text:p>
            </table:table-cell>
          </table:table-row>
        </table:table-header-rows>
        <table:table-row>
          <table:table-cell table:style-name="LexiconSuffixes.A2" office:value-type="string">
            <text:p text:style-name="P88">Verb (v)</text:p>
          </table:table-cell>
          <table:table-cell table:style-name="LexiconSuffixes.A2" office:value-type="string">
            <text:p text:style-name="P88"><text:span text:style-name="T55">B</text:span>y animation</text:p>
          </table:table-cell>
          <table:table-cell table:style-name="LexiconSuffixes.C2" office:value-type="string">
            <text:p text:style-name="P68">-i</text:p>
          </table:table-cell>
        </table:table-row>
        <table:table-row>
          <table:table-cell table:style-name="LexiconSuffixes.A2" office:value-type="string">
            <text:p text:style-name="P88">Verb (v)</text:p>
          </table:table-cell>
          <table:table-cell table:style-name="LexiconSuffixes.A2" office:value-type="string">
            <text:p text:style-name="P88"><text:span text:style-name="T55">B</text:span>y nature/physics</text:p>
          </table:table-cell>
          <table:table-cell table:style-name="LexiconSuffixes.C2" office:value-type="string">
            <text:p text:style-name="P68">-e</text:p>
          </table:table-cell>
        </table:table-row>
        <table:table-row>
          <table:table-cell table:style-name="LexiconSuffixes.A2" office:value-type="string">
            <text:p text:style-name="P88">Verb (v)</text:p>
          </table:table-cell>
          <table:table-cell table:style-name="LexiconSuffixes.A2" office:value-type="string">
            <text:p text:style-name="P88">Negative</text:p>
          </table:table-cell>
          <table:table-cell table:style-name="LexiconSuffixes.C2" office:value-type="string">
            <text:p text:style-name="P68">-in/en</text:p>
          </table:table-cell>
        </table:table-row>
        <table:table-row>
          <table:table-cell table:style-name="LexiconSuffixes.A2" office:value-type="string">
            <text:p text:style-name="P88">Adjective (a)</text:p>
          </table:table-cell>
          <table:table-cell table:style-name="LexiconSuffixes.A2" office:value-type="string">
            <text:p text:style-name="P88"/>
          </table:table-cell>
          <table:table-cell table:style-name="LexiconSuffixes.C2" office:value-type="string">
            <text:p text:style-name="P68">-o</text:p>
          </table:table-cell>
        </table:table-row>
        <table:table-row>
          <table:table-cell table:style-name="LexiconSuffixes.A2" office:value-type="string">
            <text:p text:style-name="P88">Adjective (a)</text:p>
          </table:table-cell>
          <table:table-cell table:style-name="LexiconSuffixes.A2" office:value-type="string">
            <text:p text:style-name="P88">Negative</text:p>
          </table:table-cell>
          <table:table-cell table:style-name="LexiconSuffixes.C2" office:value-type="string">
            <text:p text:style-name="P68">-on</text:p>
          </table:table-cell>
        </table:table-row>
        <table:table-row>
          <table:table-cell table:style-name="LexiconSuffixes.A2" office:value-type="string">
            <text:p text:style-name="P88">Noun (n)</text:p>
          </table:table-cell>
          <table:table-cell table:style-name="LexiconSuffixes.A2" office:value-type="string">
            <text:p text:style-name="Table_20_Contents"/>
          </table:table-cell>
          <table:table-cell table:style-name="LexiconSuffixes.C2" office:value-type="string">
            <text:p text:style-name="P68">-a/u</text:p>
          </table:table-cell>
        </table:table-row>
        <table:table-row>
          <table:table-cell table:style-name="LexiconSuffixes.A2" office:value-type="string">
            <text:p text:style-name="P88">Noun (n)</text:p>
          </table:table-cell>
          <table:table-cell table:style-name="LexiconSuffixes.A2" office:value-type="string">
            <text:p text:style-name="P88">Negative</text:p>
          </table:table-cell>
          <table:table-cell table:style-name="LexiconSuffixes.C2" office:value-type="string">
            <text:p text:style-name="P68">-an/un</text:p>
          </table:table-cell>
        </table:table-row>
        <table:table-row>
          <table:table-cell table:style-name="LexiconSuffixes.A2" office:value-type="string">
            <text:p text:style-name="P88">Noun (n)</text:p>
          </table:table-cell>
          <table:table-cell table:style-name="LexiconSuffixes.A2" office:value-type="string">
            <text:p text:style-name="P88">Plural</text:p>
          </table:table-cell>
          <table:table-cell table:style-name="LexiconSuffixes.C2" office:value-type="string">
            <text:p text:style-name="P68">-as/us</text:p>
          </table:table-cell>
        </table:table-row>
        <table:table-row>
          <table:table-cell table:style-name="LexiconSuffixes.A2" office:value-type="string">
            <text:p text:style-name="P88">Noun (n)</text:p>
          </table:table-cell>
          <table:table-cell table:style-name="LexiconSuffixes.A2" office:value-type="string">
            <text:p text:style-name="P88">Plural negative</text:p>
          </table:table-cell>
          <table:table-cell table:style-name="LexiconSuffixes.C2" office:value-type="string">
            <text:p text:style-name="P68">-ans/uns</text:p>
          </table:table-cell>
        </table:table-row>
      </table:table>
      <text:p text:style-name="P18"/>
      <text:p text:style-name="P34"><text:span text:style-name="T54">Nouns derived from verbs will generally transform from </text:span><text:span text:style-name="T29">-i</text:span><text:span text:style-name="T54"> to </text:span><text:span text:style-name="T29">-a</text:span><text:span text:style-name="T54">, </text:span><text:span text:style-name="T29">-e</text:span><text:span text:style-name="T54"> to </text:span><text:span text:style-name="T29">-u</text:span><text:span text:style-name="T54">.</text:span></text:p>
      <text:h text:style-name="P137" text:outline-level="2"><text:bookmark-start text:name="__RefHeading___Toc1286_859431890"/>*Ambu to English<text:bookmark-end text:name="__RefHeading___Toc1286_859431890"/></text:h>
      <table:table table:name="Table7" table:style-name="Table7" table:template-name="House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2"/>
          </table:table-cell>
          <table:table-cell table:style-name="Table7.B1" office:value-type="string">
            <text:p text:style-name="P52">Ambu</text:p>
          </table:table-cell>
          <table:table-cell table:style-name="Table7.B1" office:value-type="string">
            <text:p text:style-name="P52">English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amba</text:p>
          </table:table-cell>
          <table:table-cell table:style-name="Table7.B2" office:value-type="string">
            <text:p text:style-name="P85">walk, journey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ambi</text:p>
          </table:table-cell>
          <table:table-cell table:style-name="Table7.B2" office:value-type="string">
            <text:p text:style-name="P85">walk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amna</text:p>
          </table:table-cell>
          <table:table-cell table:style-name="Table7.B2" office:value-type="string">
            <text:p text:style-name="P85">meal</text:p>
          </table:table-cell>
        </table:table-row>
        <table:table-row table:style-name="Table7.1">
          <table:table-cell table:style-name="Table7.A2" office:value-type="string">
            <text:p text:style-name="P86">n</text:p>
          </table:table-cell>
          <table:table-cell table:style-name="Table7.B2" office:value-type="string">
            <text:p text:style-name="P87">amnu</text:p>
          </table:table-cell>
          <table:table-cell table:style-name="Table7.B2" office:value-type="string">
            <text:p text:style-name="P87">food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amni</text:p>
          </table:table-cell>
          <table:table-cell table:style-name="Table7.B2" office:value-type="string">
            <text:p text:style-name="P85">eat</text:p>
          </table:table-cell>
        </table:table-row>
        <table:table-row table:style-name="Table7.1">
          <table:table-cell table:style-name="Table7.A2" office:value-type="string">
            <text:p text:style-name="P86">v</text:p>
          </table:table-cell>
          <table:table-cell table:style-name="Table7.B2" office:value-type="string">
            <text:p text:style-name="P87">amsi</text:p>
          </table:table-cell>
          <table:table-cell table:style-name="Table7.B2" office:value-type="string">
            <text:p text:style-name="P87">feed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anto</text:p>
          </table:table-cell>
          <table:table-cell table:style-name="Table7.B2" office:value-type="string">
            <text:p text:style-name="P85">tall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baku</text:p>
          </table:table-cell>
          <table:table-cell table:style-name="Table7.B2" office:value-type="string">
            <text:p text:style-name="P85">sentence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bibo</text:p>
          </table:table-cell>
          <table:table-cell table:style-name="Table7.B2" office:value-type="string">
            <text:p text:style-name="P85">all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dewa</text:p>
          </table:table-cell>
          <table:table-cell table:style-name="Table7.B2" office:value-type="string">
            <text:p text:style-name="P85">home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kaka</text:p>
          </table:table-cell>
          <table:table-cell table:style-name="Table7.B2" office:value-type="string">
            <text:p text:style-name="P85">madness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kaki</text:p>
          </table:table-cell>
          <table:table-cell table:style-name="Table7.B2" office:value-type="string">
            <text:p text:style-name="P85">angry, mad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kako</text:p>
          </table:table-cell>
          <table:table-cell table:style-name="Table7.B2" office:value-type="string">
            <text:p text:style-name="P85">mad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kuna</text:p>
          </table:table-cell>
          <table:table-cell table:style-name="Table7.B2" office:value-type="string">
            <text:p text:style-name="P85">dog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kuni</text:p>
          </table:table-cell>
          <table:table-cell table:style-name="Table7.B2" office:value-type="string">
            <text:p text:style-name="P85">bark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memo</text:p>
          </table:table-cell>
          <table:table-cell table:style-name="Table7.B2" office:value-type="string">
            <text:p text:style-name="P85">less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momo</text:p>
          </table:table-cell>
          <table:table-cell table:style-name="Table7.B2" office:value-type="string">
            <text:p text:style-name="P85">more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nama</text:p>
          </table:table-cell>
          <table:table-cell table:style-name="Table7.B2" office:value-type="string">
            <text:p text:style-name="P85">name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nami</text:p>
          </table:table-cell>
          <table:table-cell table:style-name="Table7.B2" office:value-type="string">
            <text:p text:style-name="P85">name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namo</text:p>
          </table:table-cell>
          <table:table-cell table:style-name="Table7.B2" office:value-type="string">
            <text:p text:style-name="P85">named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paka</text:p>
          </table:table-cell>
          <table:table-cell table:style-name="Table7.B2" office:value-type="string">
            <text:p text:style-name="P85">work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paki</text:p>
          </table:table-cell>
          <table:table-cell table:style-name="Table7.B2" office:value-type="string">
            <text:p text:style-name="P85">work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pepa</text:p>
          </table:table-cell>
          <table:table-cell table:style-name="Table7.B2" office:value-type="string">
            <text:p text:style-name="P85">gift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pepi</text:p>
          </table:table-cell>
          <table:table-cell table:style-name="Table7.B2" office:value-type="string">
            <text:p text:style-name="P85">give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saba</text:p>
          </table:table-cell>
          <table:table-cell table:style-name="Table7.B2" office:value-type="string">
            <text:p text:style-name="P85">hello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tebu</text:p>
          </table:table-cell>
          <table:table-cell table:style-name="Table7.B2" office:value-type="string">
            <text:p text:style-name="P85">tree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teda</text:p>
          </table:table-cell>
          <table:table-cell table:style-name="Table7.B2" office:value-type="string">
            <text:p text:style-name="P85">interest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tedo</text:p>
          </table:table-cell>
          <table:table-cell table:style-name="Table7.B2" office:value-type="string">
            <text:p text:style-name="P85">interesting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tepa</text:p>
          </table:table-cell>
          <table:table-cell table:style-name="Table7.B2" office:value-type="string">
            <text:p text:style-name="P85">leaf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tika</text:p>
          </table:table-cell>
          <table:table-cell table:style-name="Table7.B2" office:value-type="string">
            <text:p text:style-name="P85">desire, want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tiki</text:p>
          </table:table-cell>
          <table:table-cell table:style-name="Table7.B2" office:value-type="string">
            <text:p text:style-name="P85">want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unta</text:p>
          </table:table-cell>
          <table:table-cell table:style-name="Table7.B2" office:value-type="string">
            <text:p text:style-name="P85">vista, view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unti</text:p>
          </table:table-cell>
          <table:table-cell table:style-name="Table7.B2" office:value-type="string">
            <text:p text:style-name="P85">see</text:p>
          </table:table-cell>
        </table:table-row>
        <table:table-row table:style-name="Table7.1">
          <table:table-cell table:style-name="Table7.A2" office:value-type="string">
            <text:p text:style-name="P84">v</text:p>
          </table:table-cell>
          <table:table-cell table:style-name="Table7.B2" office:value-type="string">
            <text:p text:style-name="P85">wine</text:p>
          </table:table-cell>
          <table:table-cell table:style-name="Table7.B2" office:value-type="string">
            <text:p text:style-name="P85">fall</text:p>
          </table:table-cell>
        </table:table-row>
        <table:table-row table:style-name="Table7.1">
          <table:table-cell table:style-name="Table7.A2" office:value-type="string">
            <text:p text:style-name="P84">a</text:p>
          </table:table-cell>
          <table:table-cell table:style-name="Table7.B2" office:value-type="string">
            <text:p text:style-name="P85">wino</text:p>
          </table:table-cell>
          <table:table-cell table:style-name="Table7.B2" office:value-type="string">
            <text:p text:style-name="P85">fallen</text:p>
          </table:table-cell>
        </table:table-row>
        <table:table-row table:style-name="Table7.1">
          <table:table-cell table:style-name="Table7.A2" office:value-type="string">
            <text:p text:style-name="P84">n</text:p>
          </table:table-cell>
          <table:table-cell table:style-name="Table7.B2" office:value-type="string">
            <text:p text:style-name="P85">winu</text:p>
          </table:table-cell>
          <table:table-cell table:style-name="Table7.B2" office:value-type="string">
            <text:p text:style-name="P85">fall</text:p>
          </table:table-cell>
        </table:table-row>
      </table:table>
      <text:p text:style-name="Standard"/>
      <text:h text:style-name="P132" text:outline-level="2"><text:bookmark-start text:name="__RefHeading___Toc5973_608886240"/>English to Ambu<text:bookmark-end text:name="__RefHeading___Toc5973_608886240"/></text:h>
      <table:table table:name="Table5" table:style-name="Table5" table:template-name="House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2">English</text:p>
          </table:table-cell>
          <table:table-cell table:style-name="Table5.B1" office:value-type="string">
            <text:p text:style-name="P52">Ambu</text:p>
          </table:table-cell>
          <table:table-cell table:style-name="Table5.B1" office:value-type="string">
            <text:p text:style-name="P52"/>
          </table:table-cell>
        </table:table-row>
        <table:table-row table:style-name="Table5.1">
          <table:table-cell table:style-name="Table5.A2" office:value-type="string">
            <text:p text:style-name="P85">all</text:p>
          </table:table-cell>
          <table:table-cell table:style-name="Table5.B2" office:value-type="string">
            <text:p text:style-name="P85">bib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angry, mad</text:p>
          </table:table-cell>
          <table:table-cell table:style-name="Table5.B2" office:value-type="string">
            <text:p text:style-name="P85">kak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bark</text:p>
          </table:table-cell>
          <table:table-cell table:style-name="Table5.B2" office:value-type="string">
            <text:p text:style-name="P85">kun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desire, want</text:p>
          </table:table-cell>
          <table:table-cell table:style-name="Table5.B2" office:value-type="string">
            <text:p text:style-name="P85">tik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dog</text:p>
          </table:table-cell>
          <table:table-cell table:style-name="Table5.B2" office:value-type="string">
            <text:p text:style-name="P85">kun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eat</text:p>
          </table:table-cell>
          <table:table-cell table:style-name="Table5.B2" office:value-type="string">
            <text:p text:style-name="P85">amn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fall</text:p>
          </table:table-cell>
          <table:table-cell table:style-name="Table5.B2" office:value-type="string">
            <text:p text:style-name="P85">wine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fall</text:p>
          </table:table-cell>
          <table:table-cell table:style-name="Table5.B2" office:value-type="string">
            <text:p text:style-name="P85">winu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fallen</text:p>
          </table:table-cell>
          <table:table-cell table:style-name="Table5.B2" office:value-type="string">
            <text:p text:style-name="P85">win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gift</text:p>
          </table:table-cell>
          <table:table-cell table:style-name="Table5.B2" office:value-type="string">
            <text:p text:style-name="P85">pep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give</text:p>
          </table:table-cell>
          <table:table-cell table:style-name="Table5.B2" office:value-type="string">
            <text:p text:style-name="P85">pep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hello</text:p>
          </table:table-cell>
          <table:table-cell table:style-name="Table5.B2" office:value-type="string">
            <text:p text:style-name="P85">sab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home</text:p>
          </table:table-cell>
          <table:table-cell table:style-name="Table5.B2" office:value-type="string">
            <text:p text:style-name="P85">dew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interest</text:p>
          </table:table-cell>
          <table:table-cell table:style-name="Table5.B2" office:value-type="string">
            <text:p text:style-name="P85">ted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interesting</text:p>
          </table:table-cell>
          <table:table-cell table:style-name="Table5.B2" office:value-type="string">
            <text:p text:style-name="P85">ted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leaf</text:p>
          </table:table-cell>
          <table:table-cell table:style-name="Table5.B2" office:value-type="string">
            <text:p text:style-name="P85">tep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less</text:p>
          </table:table-cell>
          <table:table-cell table:style-name="Table5.B2" office:value-type="string">
            <text:p text:style-name="P85">mem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mad</text:p>
          </table:table-cell>
          <table:table-cell table:style-name="Table5.B2" office:value-type="string">
            <text:p text:style-name="P85">kak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madness</text:p>
          </table:table-cell>
          <table:table-cell table:style-name="Table5.B2" office:value-type="string">
            <text:p text:style-name="P85">kak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meal</text:p>
          </table:table-cell>
          <table:table-cell table:style-name="Table5.B2" office:value-type="string">
            <text:p text:style-name="P85">amna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more</text:p>
          </table:table-cell>
          <table:table-cell table:style-name="Table5.B2" office:value-type="string">
            <text:p text:style-name="P85">mom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name</text:p>
          </table:table-cell>
          <table:table-cell table:style-name="Table5.B2" office:value-type="string">
            <text:p text:style-name="P85">nam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name</text:p>
          </table:table-cell>
          <table:table-cell table:style-name="Table5.B2" office:value-type="string">
            <text:p text:style-name="P85">nam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named</text:p>
          </table:table-cell>
          <table:table-cell table:style-name="Table5.B2" office:value-type="string">
            <text:p text:style-name="P85">nam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see</text:p>
          </table:table-cell>
          <table:table-cell table:style-name="Table5.B2" office:value-type="string">
            <text:p text:style-name="P85">unt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sentence</text:p>
          </table:table-cell>
          <table:table-cell table:style-name="Table5.B2" office:value-type="string">
            <text:p text:style-name="P85">baku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tall</text:p>
          </table:table-cell>
          <table:table-cell table:style-name="Table5.B2" office:value-type="string">
            <text:p text:style-name="P85">anto</text:p>
          </table:table-cell>
          <table:table-cell table:style-name="Table5.B2" office:value-type="string">
            <text:p text:style-name="P84">a</text:p>
          </table:table-cell>
        </table:table-row>
        <table:table-row table:style-name="Table5.1">
          <table:table-cell table:style-name="Table5.A2" office:value-type="string">
            <text:p text:style-name="P85">tree</text:p>
          </table:table-cell>
          <table:table-cell table:style-name="Table5.B2" office:value-type="string">
            <text:p text:style-name="P85">tebu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vista, view</text:p>
          </table:table-cell>
          <table:table-cell table:style-name="Table5.B2" office:value-type="string">
            <text:p text:style-name="P85">unt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walk</text:p>
          </table:table-cell>
          <table:table-cell table:style-name="Table5.B2" office:value-type="string">
            <text:p text:style-name="P85">amb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walk, journey</text:p>
          </table:table-cell>
          <table:table-cell table:style-name="Table5.B2" office:value-type="string">
            <text:p text:style-name="P85">amb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want</text:p>
          </table:table-cell>
          <table:table-cell table:style-name="Table5.B2" office:value-type="string">
            <text:p text:style-name="P85">tiki</text:p>
          </table:table-cell>
          <table:table-cell table:style-name="Table5.B2" office:value-type="string">
            <text:p text:style-name="P84">v</text:p>
          </table:table-cell>
        </table:table-row>
        <table:table-row table:style-name="Table5.1">
          <table:table-cell table:style-name="Table5.A2" office:value-type="string">
            <text:p text:style-name="P85">work</text:p>
          </table:table-cell>
          <table:table-cell table:style-name="Table5.B2" office:value-type="string">
            <text:p text:style-name="P85">paka</text:p>
          </table:table-cell>
          <table:table-cell table:style-name="Table5.B2" office:value-type="string">
            <text:p text:style-name="P84">n</text:p>
          </table:table-cell>
        </table:table-row>
        <table:table-row table:style-name="Table5.1">
          <table:table-cell table:style-name="Table5.A2" office:value-type="string">
            <text:p text:style-name="P85">work</text:p>
          </table:table-cell>
          <table:table-cell table:style-name="Table5.B2" office:value-type="string">
            <text:p text:style-name="P85">paki</text:p>
          </table:table-cell>
          <table:table-cell table:style-name="Table5.B2" office:value-type="string">
            <text:p text:style-name="P84">v</text:p>
          </table:table-cell>
        </table:table-row>
      </table:table>
      <text:p text:style-name="Standard"/>
      <text:h text:style-name="P138" text:outline-level="2"><text:bookmark-start text:name="__RefHeading___Toc5975_608886240"/><text:span text:style-name="T45">*</text:span>Proper Nouns<text:bookmark-end text:name="__RefHeading___Toc5975_608886240"/></text:h>
      <text:p text:style-name="Text_20_body"/>
      <text:h text:style-name="P106" text:outline-level="1"><text:bookmark-start text:name="__RefHeading___Toc131_4198987437"/><text:span text:style-name="T24">*</text:span>Glossary<text:bookmark-end text:name="__RefHeading___Toc131_4198987437"/></text:h>
      <text:p text:style-name="Text_20_body">Copula</text:p>
      <text:p text:style-name="P5">Phonology</text:p>
      <text:p text:style-name="P5">Orthography</text:p>
      <text:p text:style-name="P15">Loan</text:p>
      <text:p text:style-name="P16">Lexicon</text:p>
      <text:p text:style-name="P10">IP<text:span text:style-name="T44">A</text:span></text:p>
      <text:p text:style-name="Text_20_body"/>
      <text:h text:style-name="Heading_20_1" text:outline-level="1"><text:bookmark-start text:name="__RefHeading___Toc133_4198987437"/>Online<text:bookmark-end text:name="__RefHeading___Toc133_4198987437"/></text:h>
      <text:p text:style-name="P8"><text:span text:style-name="Distinct"><text:span text:style-name="T41">My email</text:span></text:span><text:span text:style-name="Distinct">:</text:span><text:a xlink:type="simple" xlink:href="mailto:phun@pm.me" text:style-name="Internet_20_link" text:visited-style-name="Visited_20_Internet_20_Link"><text:span text:style-name="Distinct"><text:span text:style-name="T15">phun@pm.me</text:span></text:span></text:a></text:p>
      <text:p text:style-name="P8"><text:span text:style-name="Distinct">More</text:span><text:span text:style-name="Distinct"><text:span text:style-name="T42"> works</text:span></text:span><text:span text:style-name="Distinct">:</text:span><text:a xlink:type="simple" xlink:href="http://github.com/phunanon/conlangs" text:style-name="Internet_20_link" text:visited-style-name="Visited_20_Internet_20_Link"><text:span text:style-name="Distinct"><text:span text:style-name="T13">github.com/phunanon/conlangs</text:span></text:span></text:a></text:p>
      <text:p text:style-name="P9"><text:span text:style-name="Distinct"><text:span text:style-name="T16">Conlanging community: </text:span></text:span><text:a xlink:type="simple" xlink:href="https://reddit.com/r/conlangs" text:style-name="Internet_20_link" text:visited-style-name="Visited_20_Internet_20_Link"><text:span text:style-name="Distinct"><text:span text:style-name="T13">reddit.com/r/conlang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Light3" svg:font-family="'DejaVu Sans Light'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 Light2" svg:font-family="'DejaVu Sans Light'" style:font-adornments="Bold" style:font-family-generic="swiss" style:font-pitch="variable"/>
    <style:font-face style:name="DejaVu Sans Light1" svg:font-family="'DejaVu Sans Light'" style:font-adornments="ExtraLight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" fo:font-family="'DejaVu Sans Light'" style:font-family-generic="swiss" style:font-pitch="variable" officeooo:rsid="001965d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 Light1" fo:font-family="'DejaVu Sans Light'" style:font-style-name="ExtraLight" style:font-family-generic="swiss" style:font-pitch="variable" fo:font-size="14pt" fo:font-weight="150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officeooo:rsid="002df0c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.101cm" fo:margin-bottom="0.101cm" loext:contextual-spacing="false" fo:text-indent="0cm" style:auto-text-indent="false" fo:padding="0cm" fo:border="none" style:shadow="none" text:number-lines="false" text:line-number="0" style:writing-mode="page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DejaVu Sans Light" fo:font-family="'DejaVu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DejaVu Sans Light" fo:font-family="'DejaVu Sans Light'" style:font-family-generic="swiss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cm" fo:margin-right="0cm" fo:margin-top="0.6cm" fo:margin-bottom="0.4cm" loext:contextual-spacing="false" fo:text-align="center" style:justify-single-word="false" fo:text-indent="0cm" style:auto-text-indent="false" style:writing-mode="page"/>
      <style:text-properties fo:color="#ffffff" style:font-name="DejaVu Sans Light" fo:font-family="'DejaVu Sans Light'" style:font-family-generic="swiss" style:font-pitch="variable" fo:font-size="18.2000007629395pt" fo:text-shadow="none" fo:font-weight="bold" officeooo:rsid="001965dc" fo:background-color="#5c2d91" style:font-size-asian="18.2000007629395pt" style:font-weight-asian="bold" style:font-size-complex="18.2000007629395pt" style:font-weight-complex="bold" loext:padding-left="0.4cm" loext:padding-right="0.4cm" loext:padding-top="0.3cm" loext:padding-bottom="0.3cm" loext:border="0.06pt solid #5c2d91" loext:shadow="none"/>
    </style:style>
    <style:style style:name="Big_20_Title" style:display-name="Big Title" style:family="paragraph" style:parent-style-name="Title"/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.101cm" loext:contextual-spacing="false" fo:text-indent="0cm" style:auto-text-indent="false" style:writing-mode="page">
        <style:tab-stops>
          <style:tab-stop style:position="10.8cm" style:type="right" style:leader-style="dotted" style:leader-text="."/>
        </style:tab-stops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officeooo:rsid="00300e1a"/>
    </style:style>
    <style:style style:name="Table_20_Heading" style:display-name="Table Heading" style:family="paragraph" style:parent-style-name="Table_20_Contents" style:class="extra">
      <style:paragraph-properties fo:margin-top="0.101cm" fo:margin-bottom="0.101cm" loext:contextual-spacing="false" fo:text-align="center" style:justify-single-word="false" text:number-lines="false" text:line-number="0" style:writing-mode="page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 fo:padding-left="0.499cm" fo:padding-right="0.049cm" fo:padding-top="0.049cm" fo:padding-bottom="0.049cm" fo:border-left="3.49pt solid #5c2d91" fo:border-right="none" fo:border-top="none" fo:border-bottom="none" style:shadow="none" style:writing-mode="page"/>
      <style:text-properties style:font-name="DejaVu Sans Light" fo:font-family="'DejaVu Sans Light'" style:font-family-generic="swiss" style:font-pitch="variable" fo:font-size="16pt" fo:text-shadow="none" fo:font-weight="bold" officeooo:rsid="00491596" style:font-size-asian="16pt" style:font-weight-asian="bold" style:font-size-complex="16pt" style:font-weight-complex="bold"/>
    </style:style>
    <style:style style:name="Table_20_Contents_20_Left" style:display-name="Table Contents Left" style:family="paragraph" style:parent-style-name="Table_20_Contents">
      <style:paragraph-properties fo:margin-top="0.101cm" fo:margin-bottom="0.101cm" loext:contextual-spacing="false" fo:text-align="start" style:justify-single-word="false" style:writing-mode="page"/>
      <style:text-properties fo:font-size="10pt" officeooo:rsid="00220a77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0cm" fo:margin-right="0cm" fo:margin-top="0.3cm" fo:margin-bottom="0.3cm" loext:contextual-spacing="false" fo:text-align="start" style:justify-single-word="false" fo:text-indent="0cm" style:auto-text-indent="false" style:page-number="auto" fo:break-before="auto" fo:break-after="auto" fo:background-color="transparent" fo:padding="0cm" fo:border="none" style:shadow="none" style:snap-to-layout-grid="true" style:writing-mode="page">
        <style:tab-stops/>
        <style:drop-cap/>
      </style:paragraph-properties>
      <style:text-properties style:use-window-font-color="true" style:font-name="DejaVu Sans Light" fo:font-family="'DejaVu Sans Light'" style:font-family-generic="swiss" style:font-pitch="variable" fo:font-size="14pt" fo:letter-spacing="normal" fo:font-style="normal" style:text-underline-style="none" fo:font-weight="bold" officeooo:rsid="003f9df2" style:letter-kerning="true" style:font-size-asian="14pt" style:font-style-asian="normal" style:font-weight-asian="bold" style:font-size-complex="14pt" style:font-style-complex="normal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7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0.2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normal" fo:font-weight="150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istinct" style:family="text">
      <style:text-properties fo:color="#ffffff" style:font-name="DejaVu Sans Light2" fo:font-family="'DejaVu Sans Light'" style:font-style-name="Bold" style:font-family-generic="swiss" style:font-pitch="variable" fo:font-weight="bold" fo:background-color="#21409a" style:font-size-asian="10.5pt" loext:padding-left="0.4cm" loext:padding-right="0.4cm" loext:padding-top="0.3cm" loext:padding-bottom="0.3cm" loext:border="0.06pt solid #21409a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ouse.1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2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5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6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7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8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9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0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1" style:family="table-cell">
      <style:table-cell-properties fo:border-lef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2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3" style:family="table-cell">
      <style:table-cell-properties fo:border-lef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4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style:style style:name="House.15" style:family="table-cell">
      <style:table-cell-properties fo:border-left="0.06pt solid #000000" fo:border-right="0.06pt solid #000000" fo:border-top="0.06pt solid #000000" fo:border-bottom="0.06pt solid #000000" style:vertical-align="middle"/>
      <style:paragraph-properties fo:text-align="center"/>
      <style:text-properties style:use-window-font-color="true" fo:font-weight="bold" style:font-name="DejaVu Sans Light" fo:font-family="'DejaVu Sans Light'" style:font-family-generic="swiss" style:font-size-asian="10.5pt" style:font-weight-asian="bold" style:font-name-asian="Noto Sans CJK SC Regular" style:font-family-asian="'Noto Sans CJK SC Regular'" style:font-weight-complex="bold" style:font-name-complex="Lohit Devanagari" style:font-family-complex="'Lohit Devanagari'"/>
    </style:style>
    <style:style style:name="House.16" style:family="table-cell">
      <style:table-cell-properties fo:border-left="0.06pt solid #000000" fo:border-right="0.06pt solid #000000" fo:border-bottom="0.06pt solid #000000" style:vertical-align="middle"/>
      <style:paragraph-properties fo:text-align="center"/>
      <style:text-properties style:use-window-font-color="true" style:font-name="DejaVu Sans Light" fo:font-family="'DejaVu Sans Light'" style:font-family-generic="swiss" style:font-size-asian="10.5pt" style:font-name-asian="Noto Sans CJK SC Regular" style:font-family-asian="'Noto Sans CJK SC Regular'" style:font-name-complex="Lohit Devanagari" style:font-family-complex="'Lohit Devanagari'"/>
    </style:style>
    <table:table-template table:name="House" table:first-row-end-column="row" table:first-row-start-column="row" table:last-row-end-column="row" table:last-row-start-column="row">
      <table:first-row table:style-name="House.1"/>
      <table:last-row table:style-name="House.2"/>
      <table:first-column table:style-name="House.3"/>
      <table:last-column table:style-name="House.4"/>
      <table:body table:style-name="House.9"/>
      <table:even-rows table:style-name="House.5"/>
      <table:odd-rows table:style-name="House.6"/>
      <table:even-columns table:style-name="House.7"/>
      <table:odd-columns table:style-name="House.8"/>
      <table:background table:style-name="House.10"/>
      <loext:first-row-even-column table:style-name="House.15"/>
      <loext:last-row-even-column table:style-name="House.16"/>
      <loext:first-row-end-column table:style-name="House.12"/>
      <loext:first-row-start-column table:style-name="House.11"/>
      <loext:last-row-end-column table:style-name="House.14"/>
      <loext:last-row-start-column table:style-name="Hous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officeooo:rsid="001e69c4" officeooo:paragraph-rsid="001e69c4"/>
    </style:style>
    <style:style style:name="MT1" style:family="text">
      <style:text-properties fo:color="#826aaf" officeooo:rsid="002c9566"/>
    </style:style>
    <style:style style:name="MT2" style:family="text">
      <style:text-properties officeooo:rsid="003818de"/>
    </style:style>
    <style:page-layout style:name="Mpm1" style:page-usage="mirrored">
      <style:page-layout-properties fo:page-width="14.801cm" fo:page-height="21.001cm" style:num-format="1" style:print-orientation="portrait" fo:margin-top="1.6cm" fo:margin-bottom="1.6cm" fo:margin-left="1.799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mirrored">
      <style:page-layout-properties fo:page-width="14.801cm" fo:page-height="21.001cm" style:num-format="1" style:print-orientation="portrait" fo:margin-top="1.6cm" fo:margin-bottom="1.6cm" fo:margin-left="1.799cm" fo:margin-right="1.6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mbu</text:span><text:tab/><text:chapter text:display="name" text:outline-level="1">*Glossary</text:chapter><text:span text:style-name="MT2"><text:tab/>Page </text:span><text:span text:style-name="MT2"><text:page-number text:select-page="current">22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TwoColumn" style:page-layout-name="Mpm4">
      <style:header>
        <text:p text:style-name="Header"/>
      </style:head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05:04:57.265466552</meta:creation-date>
    <dc:date>2018-04-28T06:47:27.233685593</dc:date>
    <meta:editing-duration>PT11H44M49S</meta:editing-duration>
    <meta:editing-cycles>235</meta:editing-cycles>
    <meta:generator>LibreOffice/6.0.3.2$Linux_X86_64 LibreOffice_project/00m0$Build-2</meta:generator>
    <meta:document-statistic meta:table-count="20" meta:image-count="0" meta:object-count="0" meta:page-count="24" meta:paragraph-count="689" meta:word-count="1322" meta:character-count="6742" meta:non-whitespace-character-count="6110"/>
  </office:meta>
</office:document-meta>
</file>